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DocExport/DocModel.xml" manifest:media-type="text/xml"/>
  <manifest:file-entry manifest:full-path="Basic/DocExport/DocView.xml" manifest:media-type="text/xml"/>
  <manifest:file-entry manifest:full-path="Basic/DocExport/mMath.xml" manifest:media-type="text/xml"/>
  <manifest:file-entry manifest:full-path="Basic/DocExport/ViewHfm.xml" manifest:media-type="text/xml"/>
  <manifest:file-entry manifest:full-path="Basic/DocExport/ViewHtml.xml" manifest:media-type="text/xml"/>
  <manifest:file-entry manifest:full-path="Basic/DocExport/vLatex.xml" manifest:media-type="text/xml"/>
  <manifest:file-entry manifest:full-path="Basic/DocExport/Utils.xml" manifest:media-type="text/xml"/>
  <manifest:file-entry manifest:full-path="Basic/DocExport/script-lb.xml" manifest:media-type="text/xml"/>
  <manifest:file-entry manifest:full-path="Basic/script-lc.xml" manifest:media-type="text/xml"/>
  <manifest:file-entry manifest:full-path="Dialogs/Standard/dialog-lb.xml" manifest:media-type="text/xml"/>
  <manifest:file-entry manifest:full-path="Dialogs/DocExport/dialog-lb.xml" manifest:media-type="text/xml"/>
  <manifest:file-entry manifest:full-path="Dialogs/dialog-lc.xml" manifest:media-type="text/xml"/>
  <manifest:file-entry manifest:full-path="meta.xml" manifest:media-type="text/xml"/>
  <manifest:file-entry manifest:full-path="ObjectReplacements/Object 2" manifest:media-type=""/>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49cm" fo:border-left="0.05pt solid #000000" fo:border-right="none" fo:border-top="0.05pt solid #000000" fo:border-bottom="0.05pt solid #000000" style:writing-mode="page"/>
    </style:style>
    <style:style style:name="Таблица2.C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fo:language="en" fo:country="US" officeooo:rsid="00292146" officeooo:paragraph-rsid="02f08cec"/>
    </style:style>
    <style:style style:name="P2" style:family="paragraph" style:parent-style-name="Table_20_Contents">
      <style:text-properties fo:language="en" fo:country="US" officeooo:rsid="00292146" officeooo:paragraph-rsid="03045a49"/>
    </style:style>
    <style:style style:name="P3" style:family="paragraph" style:parent-style-name="Table_20_Contents">
      <style:text-properties fo:language="en" fo:country="US" officeooo:rsid="00292146" officeooo:paragraph-rsid="048d9284"/>
    </style:style>
    <style:style style:name="P4" style:family="paragraph" style:parent-style-name="Standard">
      <style:text-properties fo:language="en" fo:country="US" officeooo:rsid="01ddb280" officeooo:paragraph-rsid="02d8217f"/>
    </style:style>
    <style:style style:name="P5" style:family="paragraph" style:parent-style-name="Standard">
      <style:text-properties fo:language="en" fo:country="US" officeooo:rsid="02c5f0fa" officeooo:paragraph-rsid="02d6c991"/>
    </style:style>
    <style:style style:name="P6" style:family="paragraph" style:parent-style-name="Standard">
      <style:text-properties fo:language="en" fo:country="US" officeooo:rsid="002e7984" officeooo:paragraph-rsid="0427fb25"/>
    </style:style>
    <style:style style:name="P7" style:family="paragraph" style:parent-style-name="Standard">
      <style:text-properties fo:language="en" fo:country="US" officeooo:rsid="02887feb" officeooo:paragraph-rsid="0470eab3"/>
    </style:style>
    <style:style style:name="P8" style:family="paragraph" style:parent-style-name="Standard">
      <style:text-properties fo:language="en" fo:country="US" officeooo:rsid="02c6a4f7" officeooo:paragraph-rsid="02d91f99"/>
    </style:style>
    <style:style style:name="P9" style:family="paragraph" style:parent-style-name="Standard">
      <style:text-properties fo:language="en" fo:country="US" fo:font-style="normal" fo:font-weight="normal" officeooo:rsid="0477555e" officeooo:paragraph-rsid="04a528e7" style:font-style-asian="normal" style:font-weight-asian="normal" style:font-style-complex="normal" style:font-weight-complex="normal"/>
    </style:style>
    <style:style style:name="P10" style:family="paragraph" style:parent-style-name="Standard">
      <style:text-properties officeooo:rsid="002e7984" officeooo:paragraph-rsid="002e7984"/>
    </style:style>
    <style:style style:name="P11" style:family="paragraph" style:parent-style-name="Standard">
      <style:text-properties officeooo:rsid="002e7984" officeooo:paragraph-rsid="00697270"/>
    </style:style>
    <style:style style:name="P12" style:family="paragraph" style:parent-style-name="Standard">
      <style:text-properties officeooo:rsid="002e7984" officeooo:paragraph-rsid="02d6c991"/>
    </style:style>
    <style:style style:name="P13" style:family="paragraph" style:parent-style-name="Standard">
      <style:text-properties fo:language="ru" fo:country="RU" officeooo:rsid="00813609" officeooo:paragraph-rsid="00880879"/>
    </style:style>
    <style:style style:name="P14" style:family="paragraph" style:parent-style-name="Standard">
      <style:text-properties fo:language="ru" fo:country="RU" officeooo:rsid="00813609" officeooo:paragraph-rsid="02d6c991"/>
    </style:style>
    <style:style style:name="P15" style:family="paragraph" style:parent-style-name="Standard">
      <style:text-properties fo:language="ru" fo:country="RU" officeooo:rsid="00813609" officeooo:paragraph-rsid="048085dc"/>
    </style:style>
    <style:style style:name="P16" style:family="paragraph" style:parent-style-name="Standard">
      <style:text-properties fo:language="ru" fo:country="RU" officeooo:rsid="02c6a4f7" officeooo:paragraph-rsid="02d1f4d3"/>
    </style:style>
    <style:style style:name="P17" style:family="paragraph" style:parent-style-name="Standard">
      <style:text-properties fo:language="ru" fo:country="RU" officeooo:rsid="02c6a4f7" officeooo:paragraph-rsid="02c6a4f7"/>
    </style:style>
    <style:style style:name="P18" style:family="paragraph" style:parent-style-name="Standard">
      <style:text-properties fo:language="ru" fo:country="RU" officeooo:rsid="02c6a4f7" officeooo:paragraph-rsid="0339fefe"/>
    </style:style>
    <style:style style:name="P19" style:family="paragraph" style:parent-style-name="Standard">
      <style:text-properties fo:language="ru" fo:country="RU" officeooo:rsid="02c6a4f7" officeooo:paragraph-rsid="02e40199"/>
    </style:style>
    <style:style style:name="P20" style:family="paragraph" style:parent-style-name="Standard">
      <style:text-properties fo:language="ru" fo:country="RU" officeooo:rsid="02c6a4f7" officeooo:paragraph-rsid="037104c3"/>
    </style:style>
    <style:style style:name="P21" style:family="paragraph" style:parent-style-name="Quotations">
      <style:text-properties fo:language="ru" fo:country="RU" officeooo:rsid="014596a9" officeooo:paragraph-rsid="02e019c8"/>
    </style:style>
    <style:style style:name="P22" style:family="paragraph" style:parent-style-name="Standard">
      <style:text-properties fo:language="ru" fo:country="RU" officeooo:rsid="02d2696d" officeooo:paragraph-rsid="02d2696d"/>
    </style:style>
    <style:style style:name="P23" style:family="paragraph" style:parent-style-name="Standard">
      <style:text-properties fo:language="ru" fo:country="RU" officeooo:rsid="02887feb" officeooo:paragraph-rsid="042b705a"/>
    </style:style>
    <style:style style:name="P24" style:family="paragraph" style:parent-style-name="Standard">
      <style:text-properties fo:language="ru" fo:country="RU" officeooo:rsid="02887feb" officeooo:paragraph-rsid="0470eab3"/>
    </style:style>
    <style:style style:name="P25" style:family="paragraph" style:parent-style-name="Standard">
      <style:text-properties fo:language="ru" fo:country="RU" officeooo:rsid="02887feb" officeooo:paragraph-rsid="047237c9"/>
    </style:style>
    <style:style style:name="P26" style:family="paragraph" style:parent-style-name="Standard">
      <style:text-properties fo:language="ru" fo:country="RU" officeooo:rsid="02887feb" officeooo:paragraph-rsid="04a528e7"/>
    </style:style>
    <style:style style:name="P27" style:family="paragraph" style:parent-style-name="Standard">
      <style:text-properties fo:language="ru" fo:country="RU" officeooo:rsid="030ae90a" officeooo:paragraph-rsid="0312e4a1"/>
    </style:style>
    <style:style style:name="P28" style:family="paragraph" style:parent-style-name="Standard">
      <style:text-properties fo:language="ru" fo:country="RU" officeooo:rsid="030ae90a" officeooo:paragraph-rsid="03600f8c"/>
    </style:style>
    <style:style style:name="P29" style:family="paragraph" style:parent-style-name="Standard">
      <style:text-properties fo:language="ru" fo:country="RU" officeooo:rsid="030ae90a" officeooo:paragraph-rsid="03641785"/>
    </style:style>
    <style:style style:name="P30" style:family="paragraph" style:parent-style-name="Standard">
      <style:text-properties fo:language="ru" fo:country="RU" fo:font-weight="bold" officeooo:rsid="031f6205" officeooo:paragraph-rsid="031f6205" style:font-weight-asian="bold" style:font-weight-complex="bold"/>
    </style:style>
    <style:style style:name="P31" style:family="paragraph" style:parent-style-name="Standard">
      <style:text-properties fo:language="ru" fo:country="RU" officeooo:rsid="0321dc7f" officeooo:paragraph-rsid="0321dc7f"/>
    </style:style>
    <style:style style:name="P32" style:family="paragraph" style:parent-style-name="Standard">
      <style:text-properties fo:language="ru" fo:country="RU" officeooo:rsid="0321dc7f" officeooo:paragraph-rsid="0381c4c0"/>
    </style:style>
    <style:style style:name="P33" style:family="paragraph" style:parent-style-name="Standard">
      <style:text-properties fo:language="ru" fo:country="RU" officeooo:rsid="032b8e73" officeooo:paragraph-rsid="0334887a"/>
    </style:style>
    <style:style style:name="P34" style:family="paragraph" style:parent-style-name="Standard">
      <style:text-properties fo:language="ru" fo:country="RU" officeooo:rsid="032b8e73" officeooo:paragraph-rsid="033af217"/>
    </style:style>
    <style:style style:name="P35" style:family="paragraph" style:parent-style-name="Standard">
      <style:text-properties fo:language="ru" fo:country="RU" officeooo:rsid="032b8e73" officeooo:paragraph-rsid="033cd0bf"/>
    </style:style>
    <style:style style:name="P36" style:family="paragraph" style:parent-style-name="Standard">
      <style:text-properties fo:language="ru" fo:country="RU" officeooo:rsid="032b8e73" officeooo:paragraph-rsid="033eb437"/>
    </style:style>
    <style:style style:name="P37" style:family="paragraph" style:parent-style-name="Standard">
      <style:text-properties fo:language="ru" fo:country="RU" officeooo:rsid="0339fefe" officeooo:paragraph-rsid="0339fefe"/>
    </style:style>
    <style:style style:name="P38" style:family="paragraph" style:parent-style-name="Standard">
      <style:text-properties fo:language="ru" fo:country="RU" officeooo:rsid="0017a550" officeooo:paragraph-rsid="037104c3"/>
    </style:style>
    <style:style style:name="P39" style:family="paragraph" style:parent-style-name="Standard">
      <style:text-properties fo:language="ru" fo:country="RU" officeooo:rsid="0370033c" officeooo:paragraph-rsid="0370033c"/>
    </style:style>
    <style:style style:name="P40" style:family="paragraph" style:parent-style-name="Standard">
      <style:text-properties fo:language="ru" fo:country="RU" officeooo:rsid="0371d1fc" officeooo:paragraph-rsid="0371d1fc"/>
    </style:style>
    <style:style style:name="P41" style:family="paragraph" style:parent-style-name="Standard">
      <style:text-properties fo:language="ru" fo:country="RU" officeooo:rsid="0371d1fc" officeooo:paragraph-rsid="045cbc82"/>
    </style:style>
    <style:style style:name="P42" style:family="paragraph" style:parent-style-name="Standard">
      <style:text-properties fo:language="ru" fo:country="RU" officeooo:rsid="0371d1fc" officeooo:paragraph-rsid="0479f7f4"/>
    </style:style>
    <style:style style:name="P43" style:family="paragraph" style:parent-style-name="Standard">
      <style:text-properties fo:language="ru" fo:country="RU" officeooo:rsid="02d0c3a3" officeooo:paragraph-rsid="02c6a4f7"/>
    </style:style>
    <style:style style:name="P44" style:family="paragraph" style:parent-style-name="Standard">
      <style:text-properties fo:language="ru" fo:country="RU" officeooo:rsid="038766d0" officeooo:paragraph-rsid="038766d0"/>
    </style:style>
    <style:style style:name="P45" style:family="paragraph" style:parent-style-name="Standard">
      <style:text-properties fo:language="ru" fo:country="RU" officeooo:rsid="038766d0" officeooo:paragraph-rsid="03c3fe2b"/>
    </style:style>
    <style:style style:name="P46" style:family="paragraph" style:parent-style-name="Standard">
      <style:text-properties fo:language="ru" fo:country="RU" officeooo:rsid="038ac660" officeooo:paragraph-rsid="038bc978"/>
    </style:style>
    <style:style style:name="P47" style:family="paragraph" style:parent-style-name="Standard">
      <style:text-properties fo:language="ru" fo:country="RU" officeooo:rsid="038edaf9" officeooo:paragraph-rsid="0395a1e6"/>
    </style:style>
    <style:style style:name="P48" style:family="paragraph" style:parent-style-name="Standard">
      <style:text-properties fo:language="ru" fo:country="RU" officeooo:rsid="01e52c2e" officeooo:paragraph-rsid="02c6a4f7"/>
    </style:style>
    <style:style style:name="P49" style:family="paragraph" style:parent-style-name="Standard">
      <style:text-properties fo:language="ru" fo:country="RU" officeooo:rsid="01e52c2e" officeooo:paragraph-rsid="03af8f23"/>
    </style:style>
    <style:style style:name="P50" style:family="paragraph" style:parent-style-name="Standard">
      <style:text-properties fo:language="ru" fo:country="RU" officeooo:rsid="0327ba16" officeooo:paragraph-rsid="03309136"/>
    </style:style>
    <style:style style:name="P51" style:family="paragraph" style:parent-style-name="Standard">
      <style:text-properties fo:language="ru" fo:country="RU" officeooo:rsid="0327ba16" officeooo:paragraph-rsid="0327ba16"/>
    </style:style>
    <style:style style:name="P52" style:family="paragraph" style:parent-style-name="Standard">
      <style:text-properties fo:language="ru" fo:country="RU" officeooo:rsid="0327ba16" officeooo:paragraph-rsid="03a66fe3"/>
    </style:style>
    <style:style style:name="P53" style:family="paragraph" style:parent-style-name="Standard">
      <style:text-properties fo:language="ru" fo:country="RU" officeooo:rsid="0327ba16" officeooo:paragraph-rsid="04a501a0"/>
    </style:style>
    <style:style style:name="P54" style:family="paragraph" style:parent-style-name="Standard">
      <style:text-properties fo:language="ru" fo:country="RU" officeooo:rsid="03a4e1c6" officeooo:paragraph-rsid="03a4e1c6"/>
    </style:style>
    <style:style style:name="P55" style:family="paragraph" style:parent-style-name="Standard">
      <style:text-properties fo:language="ru" fo:country="RU" officeooo:rsid="03adcd18" officeooo:paragraph-rsid="03b93fca"/>
    </style:style>
    <style:style style:name="P56" style:family="paragraph" style:parent-style-name="Standard">
      <style:text-properties fo:language="ru" fo:country="RU" officeooo:rsid="03adcd18" officeooo:paragraph-rsid="03bb2848"/>
    </style:style>
    <style:style style:name="P57" style:family="paragraph" style:parent-style-name="Standard">
      <style:text-properties fo:language="ru" fo:country="RU" officeooo:rsid="03adcd18" officeooo:paragraph-rsid="03bf38fd"/>
    </style:style>
    <style:style style:name="P58" style:family="paragraph" style:parent-style-name="Standard">
      <style:text-properties fo:language="ru" fo:country="RU" officeooo:rsid="03adcd18" officeooo:paragraph-rsid="03bf9e5b"/>
    </style:style>
    <style:style style:name="P59" style:family="paragraph" style:parent-style-name="Standard">
      <style:text-properties fo:language="ru" fo:country="RU" officeooo:rsid="03adcd18" officeooo:paragraph-rsid="03ce314f"/>
    </style:style>
    <style:style style:name="P60" style:family="paragraph" style:parent-style-name="Standard">
      <style:text-properties fo:language="ru" fo:country="RU" officeooo:rsid="03adcd18" officeooo:paragraph-rsid="03db3d81"/>
    </style:style>
    <style:style style:name="P61" style:family="paragraph" style:parent-style-name="Standard">
      <style:text-properties fo:language="ru" fo:country="RU" officeooo:rsid="03adcd18" officeooo:paragraph-rsid="03db7a23"/>
    </style:style>
    <style:style style:name="P62" style:family="paragraph" style:parent-style-name="Standard">
      <style:text-properties fo:language="ru" fo:country="RU" officeooo:rsid="03bbe60f" officeooo:paragraph-rsid="03bbe60f"/>
    </style:style>
    <style:style style:name="P63" style:family="paragraph" style:parent-style-name="Standard">
      <style:text-properties fo:language="ru" fo:country="RU" officeooo:rsid="03bbe60f" officeooo:paragraph-rsid="03bf38fd"/>
    </style:style>
    <style:style style:name="P64" style:family="paragraph" style:parent-style-name="Standard">
      <style:text-properties fo:language="ru" fo:country="RU" officeooo:rsid="03bbe60f" officeooo:paragraph-rsid="041a3b69"/>
    </style:style>
    <style:style style:name="P65" style:family="paragraph" style:parent-style-name="Standard">
      <style:text-properties fo:language="ru" fo:country="RU" officeooo:rsid="03bbe60f" officeooo:paragraph-rsid="041b8f6f"/>
    </style:style>
    <style:style style:name="P66" style:family="paragraph" style:parent-style-name="Standard">
      <style:text-properties fo:language="ru" fo:country="RU" officeooo:rsid="03bbe60f" officeooo:paragraph-rsid="041bed89"/>
    </style:style>
    <style:style style:name="P67" style:family="paragraph" style:parent-style-name="Standard">
      <style:text-properties fo:language="ru" fo:country="RU" officeooo:rsid="03bbe60f" officeooo:paragraph-rsid="042afabd"/>
    </style:style>
    <style:style style:name="P68" style:family="paragraph" style:parent-style-name="Standard">
      <style:text-properties fo:language="ru" fo:country="RU" officeooo:rsid="03bbe60f" officeooo:paragraph-rsid="0431d3ce"/>
    </style:style>
    <style:style style:name="P69" style:family="paragraph" style:parent-style-name="Standard">
      <style:text-properties fo:language="ru" fo:country="RU" officeooo:rsid="03bbe60f" officeooo:paragraph-rsid="046e2a73"/>
    </style:style>
    <style:style style:name="P70" style:family="paragraph" style:parent-style-name="Standard">
      <style:text-properties fo:language="ru" fo:country="RU" officeooo:rsid="03d10eda" officeooo:paragraph-rsid="03dd05ab"/>
    </style:style>
    <style:style style:name="P71" style:family="paragraph" style:parent-style-name="Standard">
      <style:text-properties fo:language="ru" fo:country="RU" officeooo:rsid="03d10eda" officeooo:paragraph-rsid="03e330d3"/>
    </style:style>
    <style:style style:name="P72" style:family="paragraph" style:parent-style-name="Standard">
      <style:text-properties fo:language="ru" fo:country="RU" officeooo:rsid="03e4a125" officeooo:paragraph-rsid="03e4a125"/>
    </style:style>
    <style:style style:name="P73" style:family="paragraph" style:parent-style-name="Standard">
      <style:text-properties fo:language="ru" fo:country="RU" officeooo:rsid="02ea40e3" officeooo:paragraph-rsid="02ea40e3"/>
    </style:style>
    <style:style style:name="P74" style:family="paragraph" style:parent-style-name="Table_20_Contents">
      <style:text-properties fo:language="ru" fo:country="RU" officeooo:rsid="02ea40e3" officeooo:paragraph-rsid="03045a49"/>
    </style:style>
    <style:style style:name="P75" style:family="paragraph" style:parent-style-name="Standard">
      <style:text-properties fo:language="ru" fo:country="RU" officeooo:rsid="036ae567" officeooo:paragraph-rsid="0438d5dd"/>
    </style:style>
    <style:style style:name="P76" style:family="paragraph" style:parent-style-name="Standard">
      <style:text-properties fo:language="ru" fo:country="RU" officeooo:rsid="036ae567" officeooo:paragraph-rsid="0438dfd4"/>
    </style:style>
    <style:style style:name="P77" style:family="paragraph" style:parent-style-name="Standard">
      <style:text-properties fo:language="ru" fo:country="RU" officeooo:rsid="04604f6c" officeooo:paragraph-rsid="04616f26"/>
    </style:style>
    <style:style style:name="P78" style:family="paragraph" style:parent-style-name="Standard">
      <style:text-properties fo:language="ru" fo:country="RU" officeooo:rsid="03099d51" officeooo:paragraph-rsid="046954ff"/>
    </style:style>
    <style:style style:name="P79" style:family="paragraph" style:parent-style-name="Standard">
      <style:text-properties fo:language="ru" fo:country="RU" officeooo:rsid="02e26f8e" officeooo:paragraph-rsid="047237c9"/>
    </style:style>
    <style:style style:name="P80" style:family="paragraph" style:parent-style-name="Standard">
      <style:text-properties fo:language="ru" fo:country="RU" officeooo:rsid="0479f7f4" officeooo:paragraph-rsid="0479f7f4"/>
    </style:style>
    <style:style style:name="P81" style:family="paragraph" style:parent-style-name="Standard">
      <style:text-properties fo:language="ru" fo:country="RU" officeooo:rsid="047ba900" officeooo:paragraph-rsid="047ba900"/>
    </style:style>
    <style:style style:name="P82" style:family="paragraph" style:parent-style-name="Standard">
      <style:text-properties fo:language="ru" fo:country="RU" fo:font-weight="normal" officeooo:rsid="005a9715" officeooo:paragraph-rsid="04921a40" style:font-weight-asian="normal" style:font-weight-complex="normal"/>
    </style:style>
    <style:style style:name="P83" style:family="paragraph" style:parent-style-name="Standard">
      <style:text-properties fo:language="ru" fo:country="RU" fo:font-weight="normal" officeooo:rsid="0327ba16" officeooo:paragraph-rsid="0327ba16" style:font-weight-asian="normal" style:font-weight-complex="normal"/>
    </style:style>
    <style:style style:name="P84" style:family="paragraph" style:parent-style-name="Standard">
      <style:text-properties fo:language="ru" fo:country="RU" fo:font-weight="normal" officeooo:rsid="04a501a0" officeooo:paragraph-rsid="04a528e7" style:font-weight-asian="normal" style:font-weight-complex="normal"/>
    </style:style>
    <style:style style:name="P85" style:family="paragraph" style:parent-style-name="Table_20_Contents">
      <style:paragraph-properties fo:line-height="200%"/>
      <style:text-properties fo:language="ru" fo:country="RU" officeooo:rsid="02f08cec" officeooo:paragraph-rsid="04706169"/>
    </style:style>
    <style:style style:name="P86" style:family="paragraph" style:parent-style-name="Standard">
      <style:text-properties fo:language="ru" fo:country="RU" officeooo:rsid="0470eab3" officeooo:paragraph-rsid="047237c9"/>
    </style:style>
    <style:style style:name="P87" style:family="paragraph" style:parent-style-name="Standard">
      <style:text-properties fo:language="ru" fo:country="RU" officeooo:rsid="031b7c67" officeooo:paragraph-rsid="031b7c67"/>
    </style:style>
    <style:style style:name="P88" style:family="paragraph" style:parent-style-name="Quotations">
      <style:text-properties officeooo:paragraph-rsid="02e019c8"/>
    </style:style>
    <style:style style:name="P89"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90"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91"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92"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93"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94"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95"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P96"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97"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98"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99"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100"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101"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102"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103" style:family="paragraph" style:parent-style-name="Standard">
      <style:text-properties officeooo:rsid="014596a9" officeooo:paragraph-rsid="0065af9b"/>
    </style:style>
    <style:style style:name="P104" style:family="paragraph" style:parent-style-name="Standard">
      <style:text-properties officeooo:rsid="014596a9" officeooo:paragraph-rsid="006029cd"/>
    </style:style>
    <style:style style:name="P105" style:family="paragraph" style:parent-style-name="Standard">
      <style:text-properties officeooo:rsid="02df38ca" officeooo:paragraph-rsid="02e019c8"/>
    </style:style>
    <style:style style:name="P106" style:family="paragraph" style:parent-style-name="Standard">
      <style:text-properties officeooo:rsid="02e26f8e" officeooo:paragraph-rsid="02ea40e3"/>
    </style:style>
    <style:style style:name="P107" style:family="paragraph" style:parent-style-name="Standard">
      <style:text-properties officeooo:rsid="02e26f8e" officeooo:paragraph-rsid="03045a49"/>
    </style:style>
    <style:style style:name="P108" style:family="paragraph" style:parent-style-name="Standard">
      <style:text-properties officeooo:rsid="02e26f8e" officeooo:paragraph-rsid="047237c9"/>
    </style:style>
    <style:style style:name="P109" style:family="paragraph" style:parent-style-name="Standard">
      <style:text-properties officeooo:paragraph-rsid="02f08cec"/>
    </style:style>
    <style:style style:name="P110" style:family="paragraph" style:parent-style-name="Standard">
      <style:text-properties officeooo:rsid="02f260f7" officeooo:paragraph-rsid="02f260f7"/>
    </style:style>
    <style:style style:name="P111" style:family="paragraph" style:parent-style-name="Standard">
      <style:text-properties officeooo:rsid="0087e19e" officeooo:paragraph-rsid="02f260f7"/>
    </style:style>
    <style:style style:name="P112" style:family="paragraph" style:parent-style-name="Standard">
      <style:text-properties officeooo:rsid="0087e19e" officeooo:paragraph-rsid="0418bf4b"/>
    </style:style>
    <style:style style:name="P113" style:family="paragraph" style:parent-style-name="Standard">
      <style:text-properties officeooo:rsid="03047851" officeooo:paragraph-rsid="03047851"/>
    </style:style>
    <style:style style:name="P114" style:family="paragraph" style:parent-style-name="Standard">
      <style:text-properties officeooo:rsid="030664ca" officeooo:paragraph-rsid="031663b8"/>
    </style:style>
    <style:style style:name="P115" style:family="paragraph" style:parent-style-name="code_5f_vbscript">
      <style:text-properties officeooo:paragraph-rsid="02f260f7"/>
    </style:style>
    <style:style style:name="P116" style:family="paragraph" style:parent-style-name="Standard">
      <style:text-properties officeooo:rsid="03196b8c" officeooo:paragraph-rsid="03196b8c"/>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Standard">
      <style:text-properties officeooo:paragraph-rsid="038766d0"/>
    </style:style>
    <style:style style:name="P120" style:family="paragraph" style:parent-style-name="Standard">
      <style:text-properties officeooo:rsid="0302a2cd" officeooo:paragraph-rsid="0302a2cd"/>
    </style:style>
    <style:style style:name="P121" style:family="paragraph" style:parent-style-name="Standard">
      <style:text-properties officeooo:rsid="0302a2cd" officeooo:paragraph-rsid="03f6aab6"/>
    </style:style>
    <style:style style:name="P122" style:family="paragraph" style:parent-style-name="Standard">
      <style:text-properties officeooo:rsid="02fcc389" officeooo:paragraph-rsid="03fbfae2"/>
    </style:style>
    <style:style style:name="P123" style:family="paragraph" style:parent-style-name="Standard">
      <style:text-properties officeooo:rsid="02fcc389" officeooo:paragraph-rsid="02fcc389"/>
    </style:style>
    <style:style style:name="P124" style:family="paragraph" style:parent-style-name="Standard">
      <style:text-properties officeooo:rsid="03fbfae2" officeooo:paragraph-rsid="03fbfae2"/>
    </style:style>
    <style:style style:name="P125" style:family="paragraph" style:parent-style-name="Standard">
      <style:text-properties officeooo:rsid="03fbfae2" officeooo:paragraph-rsid="0400fe91"/>
    </style:style>
    <style:style style:name="P126" style:family="paragraph" style:parent-style-name="Standard">
      <style:text-properties officeooo:rsid="03fbfae2" officeooo:paragraph-rsid="04037caf"/>
    </style:style>
    <style:style style:name="P127" style:family="paragraph" style:parent-style-name="Standard">
      <style:text-properties officeooo:rsid="03fbfae2" officeooo:paragraph-rsid="040ba2ab"/>
    </style:style>
    <style:style style:name="P128" style:family="paragraph" style:parent-style-name="Standard">
      <style:text-properties officeooo:rsid="03fbfae2" officeooo:paragraph-rsid="04760212"/>
    </style:style>
    <style:style style:name="P129" style:family="paragraph" style:parent-style-name="Standard">
      <style:text-properties officeooo:rsid="03fd81e5" officeooo:paragraph-rsid="03fd81e5"/>
    </style:style>
    <style:style style:name="P130" style:family="paragraph" style:parent-style-name="Standard">
      <style:text-properties officeooo:rsid="03fd81e5" officeooo:paragraph-rsid="0400fe91"/>
    </style:style>
    <style:style style:name="P131" style:family="paragraph" style:parent-style-name="Standard">
      <style:text-properties officeooo:rsid="03fd81e5" officeooo:paragraph-rsid="04760212"/>
    </style:style>
    <style:style style:name="P132" style:family="paragraph" style:parent-style-name="Standard">
      <style:text-properties officeooo:paragraph-rsid="02fcc389"/>
    </style:style>
    <style:style style:name="P133" style:family="paragraph" style:parent-style-name="Standard">
      <style:text-properties officeooo:rsid="031a438f" officeooo:paragraph-rsid="031b7c67"/>
    </style:style>
    <style:style style:name="P134" style:family="paragraph" style:parent-style-name="Standard">
      <style:text-properties officeooo:rsid="046e2a73" officeooo:paragraph-rsid="046e2a73"/>
    </style:style>
    <style:style style:name="P135" style:family="paragraph" style:parent-style-name="Standard">
      <style:text-properties officeooo:rsid="0478264a" officeooo:paragraph-rsid="0478264a"/>
    </style:style>
    <style:style style:name="P136" style:family="paragraph" style:parent-style-name="Standard">
      <style:text-properties fo:font-weight="normal" officeooo:rsid="02e26f8e" officeooo:paragraph-rsid="02ea40e3" style:font-weight-asian="normal" style:font-weight-complex="normal"/>
    </style:style>
    <style:style style:name="P137" style:family="paragraph" style:parent-style-name="Quotations">
      <style:text-properties officeooo:paragraph-rsid="04a6684f"/>
    </style:style>
    <style:style style:name="P138" style:family="paragraph" style:parent-style-name="Standard">
      <style:text-properties officeooo:rsid="04a501a0" officeooo:paragraph-rsid="04a6684f"/>
    </style:style>
    <style:style style:name="P139" style:family="paragraph" style:parent-style-name="Heading_20_1">
      <style:text-properties fo:language="ru" fo:country="RU"/>
    </style:style>
    <style:style style:name="P140" style:family="paragraph" style:parent-style-name="Heading_20_1">
      <style:text-properties fo:language="ru" fo:country="RU" officeooo:rsid="02c6a4f7" officeooo:paragraph-rsid="02d6c991"/>
    </style:style>
    <style:style style:name="P141" style:family="paragraph" style:parent-style-name="Heading_20_1">
      <style:text-properties fo:language="ru" fo:country="RU" officeooo:rsid="031897f5" officeooo:paragraph-rsid="031897f5"/>
    </style:style>
    <style:style style:name="P142" style:family="paragraph" style:parent-style-name="Heading_20_1">
      <style:text-properties officeooo:rsid="02fa248d" officeooo:paragraph-rsid="02fa248d"/>
    </style:style>
    <style:style style:name="P143" style:family="paragraph" style:parent-style-name="Heading_20_2">
      <style:text-properties fo:language="ru" fo:country="RU" officeooo:rsid="0017a550" officeooo:paragraph-rsid="02e019c8"/>
    </style:style>
    <style:style style:name="P144" style:family="paragraph" style:parent-style-name="Heading_20_2">
      <style:text-properties fo:language="ru" fo:country="RU" officeooo:rsid="02e97364" officeooo:paragraph-rsid="03045a49"/>
    </style:style>
    <style:style style:name="P145" style:family="paragraph" style:parent-style-name="Heading_20_2">
      <style:text-properties officeooo:rsid="02ec547a" officeooo:paragraph-rsid="02ec547a"/>
    </style:style>
    <style:style style:name="P146" style:family="paragraph" style:parent-style-name="Standard" style:list-style-name="L1">
      <style:text-properties fo:language="ru" fo:country="RU" officeooo:rsid="01e52c2e" officeooo:paragraph-rsid="02d1f4d3"/>
    </style:style>
    <style:style style:name="P147" style:family="paragraph" style:parent-style-name="Standard" style:list-style-name="L2">
      <style:text-properties fo:language="ru" fo:country="RU" officeooo:rsid="01e52c2e" officeooo:paragraph-rsid="02d1f4d3"/>
    </style:style>
    <style:style style:name="T1" style:family="text">
      <style:text-properties fo:language="en" fo:country="US"/>
    </style:style>
    <style:style style:name="T2" style:family="text">
      <style:text-properties fo:language="en" fo:country="US" officeooo:rsid="00227e75"/>
    </style:style>
    <style:style style:name="T3" style:family="text">
      <style:text-properties fo:language="en" fo:country="US" officeooo:rsid="00697270"/>
    </style:style>
    <style:style style:name="T4" style:family="text">
      <style:text-properties fo:language="en" fo:country="US" officeooo:rsid="01ddb280"/>
    </style:style>
    <style:style style:name="T5" style:family="text">
      <style:text-properties fo:language="en" fo:country="US" officeooo:rsid="02d8217f"/>
    </style:style>
    <style:style style:name="T6" style:family="text">
      <style:text-properties fo:language="en" fo:country="US" officeooo:rsid="02e40199"/>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2ec547a" style:font-weight-asian="bold" style:font-weight-complex="bold"/>
    </style:style>
    <style:style style:name="T9" style:family="text">
      <style:text-properties fo:language="en" fo:country="US" fo:font-weight="bold" officeooo:rsid="0307598d" style:font-weight-asian="bold" style:font-weight-complex="bold"/>
    </style:style>
    <style:style style:name="T10" style:family="text">
      <style:text-properties fo:language="en" fo:country="US" officeooo:rsid="02f260f7"/>
    </style:style>
    <style:style style:name="T11" style:family="text">
      <style:text-properties fo:language="en" fo:country="US" officeooo:rsid="0307598d"/>
    </style:style>
    <style:style style:name="T12" style:family="text">
      <style:text-properties fo:language="en" fo:country="US" officeooo:rsid="030ae90a"/>
    </style:style>
    <style:style style:name="T13" style:family="text">
      <style:text-properties fo:language="en" fo:country="US" officeooo:rsid="0310c63e"/>
    </style:style>
    <style:style style:name="T14" style:family="text">
      <style:text-properties fo:language="en" fo:country="US" officeooo:rsid="03232ec5"/>
    </style:style>
    <style:style style:name="T15" style:family="text">
      <style:text-properties fo:language="en" fo:country="US" officeooo:rsid="032d8fa9"/>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39edb90" style:font-weight-asian="normal" style:font-weight-complex="normal"/>
    </style:style>
    <style:style style:name="T18" style:family="text">
      <style:text-properties fo:language="en" fo:country="US" officeooo:rsid="03616dad"/>
    </style:style>
    <style:style style:name="T19" style:family="text">
      <style:text-properties fo:language="en" fo:country="US" officeooo:rsid="03620004"/>
    </style:style>
    <style:style style:name="T20" style:family="text">
      <style:text-properties fo:language="en" fo:country="US" officeooo:rsid="0362a92c"/>
    </style:style>
    <style:style style:name="T21" style:family="text">
      <style:text-properties fo:language="en" fo:country="US" officeooo:rsid="03641785"/>
    </style:style>
    <style:style style:name="T22" style:family="text">
      <style:text-properties fo:language="en" fo:country="US" officeooo:rsid="0376a930"/>
    </style:style>
    <style:style style:name="T23" style:family="text">
      <style:text-properties fo:language="en" fo:country="US" officeooo:rsid="0376c4b8"/>
    </style:style>
    <style:style style:name="T24" style:family="text">
      <style:text-properties fo:language="en" fo:country="US" officeooo:rsid="038fc937"/>
    </style:style>
    <style:style style:name="T25" style:family="text">
      <style:text-properties fo:language="en" fo:country="US" officeooo:rsid="03a4eefb"/>
    </style:style>
    <style:style style:name="T26" style:family="text">
      <style:text-properties fo:language="en" fo:country="US" officeooo:rsid="03ea6a85"/>
    </style:style>
    <style:style style:name="T27" style:family="text">
      <style:text-properties fo:language="en" fo:country="US" officeooo:rsid="03fd81e5"/>
    </style:style>
    <style:style style:name="T28" style:family="text">
      <style:text-properties fo:language="en" fo:country="US" officeooo:rsid="0400fe91"/>
    </style:style>
    <style:style style:name="T29" style:family="text">
      <style:text-properties fo:language="en" fo:country="US" officeooo:rsid="040ba2ab"/>
    </style:style>
    <style:style style:name="T30" style:family="text">
      <style:text-properties fo:language="en" fo:country="US" fo:font-style="italic" officeooo:rsid="02c6a4f7" style:font-style-asian="italic" style:font-style-complex="italic"/>
    </style:style>
    <style:style style:name="T31" style:family="text">
      <style:text-properties fo:language="en" fo:country="US" officeooo:rsid="042d6c65"/>
    </style:style>
    <style:style style:name="T32" style:family="text">
      <style:text-properties fo:language="en" fo:country="US" officeooo:rsid="042afabd"/>
    </style:style>
    <style:style style:name="T33" style:family="text">
      <style:text-properties fo:language="en" fo:country="US" officeooo:rsid="04332a93"/>
    </style:style>
    <style:style style:name="T34" style:family="text">
      <style:text-properties fo:language="en" fo:country="US" style:text-underline-style="none" fo:font-weight="normal" officeooo:rsid="0325890c" style:font-weight-asian="normal" style:font-weight-complex="normal"/>
    </style:style>
    <style:style style:name="T35" style:family="text">
      <style:text-properties fo:language="en" fo:country="US" fo:font-style="normal" officeooo:rsid="02c6a4f7" style:font-style-asian="normal" style:font-style-complex="normal"/>
    </style:style>
    <style:style style:name="T36" style:family="text">
      <style:text-properties fo:language="en" fo:country="US" fo:font-style="normal" fo:font-weight="bold" officeooo:rsid="02e81f9c" style:font-style-asian="normal" style:font-weight-asian="bold" style:font-style-complex="normal" style:font-weight-complex="bold"/>
    </style:style>
    <style:style style:name="T37" style:family="text">
      <style:text-properties fo:language="en" fo:country="US" fo:font-style="normal" fo:font-weight="bold" officeooo:rsid="0477555e" style:font-style-asian="normal" style:font-weight-asian="bold" style:font-style-complex="normal" style:font-weight-complex="bold"/>
    </style:style>
    <style:style style:name="T38" style:family="text">
      <style:text-properties fo:language="en" fo:country="US" officeooo:rsid="04760212"/>
    </style:style>
    <style:style style:name="T39" style:family="text">
      <style:text-properties fo:language="en" fo:country="US" officeooo:rsid="04aa3b47"/>
    </style:style>
    <style:style style:name="T40" style:family="text">
      <style:text-properties fo:font-weight="bold" style:font-weight-asian="bold" style:font-weight-complex="bold"/>
    </style:style>
    <style:style style:name="T41" style:family="text">
      <style:text-properties fo:font-weight="bold" officeooo:rsid="030d429f" style:font-weight-asian="bold" style:font-weight-complex="bold"/>
    </style:style>
    <style:style style:name="T42" style:family="text">
      <style:text-properties fo:font-weight="bold" officeooo:rsid="0312e4a1" style:font-weight-asian="bold" style:font-weight-complex="bold"/>
    </style:style>
    <style:style style:name="T43" style:family="text">
      <style:text-properties fo:font-weight="bold" officeooo:rsid="0336e2ae" style:font-weight-asian="bold" style:font-weight-complex="bold"/>
    </style:style>
    <style:style style:name="T44" style:family="text">
      <style:text-properties fo:font-weight="bold" officeooo:rsid="039dc355" style:font-weight-asian="bold" style:font-weight-complex="bold"/>
    </style:style>
    <style:style style:name="T45" style:family="text">
      <style:text-properties fo:font-weight="bold" officeooo:rsid="03a66fe3" style:font-weight-asian="bold" style:font-weight-complex="bold"/>
    </style:style>
    <style:style style:name="T46" style:family="text">
      <style:text-properties fo:font-weight="bold" officeooo:rsid="03c68f5c" style:font-weight-asian="bold" style:font-weight-complex="bold"/>
    </style:style>
    <style:style style:name="T47" style:family="text">
      <style:text-properties fo:font-weight="bold" officeooo:rsid="03c7be69" style:font-weight-asian="bold" style:font-weight-complex="bold"/>
    </style:style>
    <style:style style:name="T48" style:family="text">
      <style:text-properties fo:font-weight="bold" officeooo:rsid="03c95e59" style:font-weight-asian="bold" style:font-weight-complex="bold"/>
    </style:style>
    <style:style style:name="T49" style:family="text">
      <style:text-properties fo:font-weight="bold" officeooo:rsid="03ca7691" style:font-weight-asian="bold" style:font-weight-complex="bold"/>
    </style:style>
    <style:style style:name="T50" style:family="text">
      <style:text-properties fo:font-weight="bold" officeooo:rsid="03fd81e5" style:font-weight-asian="bold" style:font-weight-complex="bold"/>
    </style:style>
    <style:style style:name="T51" style:family="text">
      <style:text-properties fo:font-weight="bold" officeooo:rsid="04091b8c" style:font-weight-asian="bold" style:font-weight-complex="bold"/>
    </style:style>
    <style:style style:name="T52" style:family="text">
      <style:text-properties fo:font-weight="bold" officeooo:rsid="036edb54" style:font-weight-asian="bold" style:font-weight-complex="bold"/>
    </style:style>
    <style:style style:name="T53" style:family="text">
      <style:text-properties fo:font-weight="bold" officeooo:rsid="0439ea1a" style:font-weight-asian="bold" style:font-weight-complex="bold"/>
    </style:style>
    <style:style style:name="T54" style:family="text">
      <style:text-properties officeooo:rsid="002afaf8"/>
    </style:style>
    <style:style style:name="T55" style:family="text">
      <style:text-properties officeooo:rsid="003e272a"/>
    </style:style>
    <style:style style:name="T56" style:family="text">
      <style:text-properties fo:language="ru" fo:country="RU"/>
    </style:style>
    <style:style style:name="T57" style:family="text">
      <style:text-properties fo:language="ru" fo:country="RU" fo:font-weight="bold" officeooo:rsid="02e81f9c" style:font-weight-asian="bold" style:font-weight-complex="bold"/>
    </style:style>
    <style:style style:name="T58" style:family="text">
      <style:text-properties fo:language="ru" fo:country="RU" fo:font-weight="bold" officeooo:rsid="02f08cec" style:font-weight-asian="bold" style:font-weight-complex="bold"/>
    </style:style>
    <style:style style:name="T59" style:family="text">
      <style:text-properties fo:language="ru" fo:country="RU" fo:font-weight="bold" officeooo:rsid="02f6932e" style:font-weight-asian="bold" style:font-weight-complex="bold"/>
    </style:style>
    <style:style style:name="T60" style:family="text">
      <style:text-properties fo:language="ru" fo:country="RU" fo:font-weight="bold" officeooo:rsid="031ce3fd" style:font-weight-asian="bold" style:font-weight-complex="bold"/>
    </style:style>
    <style:style style:name="T61" style:family="text">
      <style:text-properties fo:language="ru" fo:country="RU" fo:font-weight="bold" officeooo:rsid="037104c3" style:font-weight-asian="bold" style:font-weight-complex="bold"/>
    </style:style>
    <style:style style:name="T62" style:family="text">
      <style:text-properties fo:language="ru" fo:country="RU" fo:font-weight="bold" officeooo:rsid="040ba2ab" style:font-weight-asian="bold" style:font-weight-complex="bold"/>
    </style:style>
    <style:style style:name="T63" style:family="text">
      <style:text-properties fo:language="ru" fo:country="RU" fo:font-style="italic" officeooo:rsid="02ec547a" style:font-style-asian="italic" style:font-style-complex="italic"/>
    </style:style>
    <style:style style:name="T64" style:family="text">
      <style:text-properties fo:language="ru" fo:country="RU" fo:font-style="italic" officeooo:rsid="02ea40e3" style:font-style-asian="italic" style:font-style-complex="italic"/>
    </style:style>
    <style:style style:name="T65" style:family="text">
      <style:text-properties fo:language="ru" fo:country="RU" style:text-underline-style="solid" style:text-underline-width="auto" style:text-underline-color="font-color" officeooo:rsid="02f08cec"/>
    </style:style>
    <style:style style:name="T66" style:family="text">
      <style:text-properties fo:language="ru" fo:country="RU" officeooo:rsid="02e061d9"/>
    </style:style>
    <style:style style:name="T67" style:family="text">
      <style:text-properties fo:language="ru" fo:country="RU" officeooo:rsid="02e182f6"/>
    </style:style>
    <style:style style:name="T68" style:family="text">
      <style:text-properties fo:language="ru" fo:country="RU" officeooo:rsid="02e81f9c"/>
    </style:style>
    <style:style style:name="T69" style:family="text">
      <style:text-properties fo:language="ru" fo:country="RU" officeooo:rsid="02ea40e3"/>
    </style:style>
    <style:style style:name="T70" style:family="text">
      <style:text-properties fo:language="ru" fo:country="RU" officeooo:rsid="02f08cec"/>
    </style:style>
    <style:style style:name="T71" style:family="text">
      <style:text-properties fo:language="ru" fo:country="RU" officeooo:rsid="003614ac"/>
    </style:style>
    <style:style style:name="T72" style:family="text">
      <style:text-properties fo:language="ru" fo:country="RU" officeooo:rsid="02da653f"/>
    </style:style>
    <style:style style:name="T73" style:family="text">
      <style:text-properties fo:language="ru" fo:country="RU" fo:font-style="normal" officeooo:rsid="02f08cec" style:font-style-asian="normal" style:font-style-complex="normal"/>
    </style:style>
    <style:style style:name="T74" style:family="text">
      <style:text-properties fo:language="ru" fo:country="RU" fo:font-style="normal" style:text-underline-style="solid" style:text-underline-width="auto" style:text-underline-color="font-color" officeooo:rsid="02ea40e3" style:font-style-asian="normal" style:font-style-complex="normal"/>
    </style:style>
    <style:style style:name="T75" style:family="text">
      <style:text-properties fo:language="ru" fo:country="RU" officeooo:rsid="02f6932e"/>
    </style:style>
    <style:style style:name="T76" style:family="text">
      <style:text-properties fo:language="ru" fo:country="RU" officeooo:rsid="0307a7c6"/>
    </style:style>
    <style:style style:name="T77" style:family="text">
      <style:text-properties fo:language="ru" fo:country="RU" officeooo:rsid="031a438f"/>
    </style:style>
    <style:style style:name="T78" style:family="text">
      <style:text-properties fo:language="ru" fo:country="RU" officeooo:rsid="03047851"/>
    </style:style>
    <style:style style:name="T79" style:family="text">
      <style:text-properties fo:language="ru" fo:country="RU" officeooo:rsid="031b7c67"/>
    </style:style>
    <style:style style:name="T80" style:family="text">
      <style:text-properties fo:language="ru" fo:country="RU" fo:font-weight="normal" officeooo:rsid="02f6932e" style:font-weight-asian="normal" style:font-weight-complex="normal"/>
    </style:style>
    <style:style style:name="T81" style:family="text">
      <style:text-properties fo:language="ru" fo:country="RU" fo:font-weight="normal" officeooo:rsid="03fbb8d0" style:font-weight-asian="normal" style:font-weight-complex="normal"/>
    </style:style>
    <style:style style:name="T82" style:family="text">
      <style:text-properties fo:language="ru" fo:country="RU" fo:font-weight="normal" officeooo:rsid="02fcc389" style:font-weight-asian="normal" style:font-weight-complex="normal"/>
    </style:style>
    <style:style style:name="T83" style:family="text">
      <style:text-properties fo:language="ru" fo:country="RU" fo:font-weight="normal" officeooo:rsid="040a365c" style:font-weight-asian="normal" style:font-weight-complex="normal"/>
    </style:style>
    <style:style style:name="T84" style:family="text">
      <style:text-properties fo:language="ru" fo:country="RU" style:text-underline-style="none" officeooo:rsid="02ea40e3"/>
    </style:style>
    <style:style style:name="T85" style:family="text">
      <style:text-properties fo:language="ru" fo:country="RU" officeooo:rsid="0017a550"/>
    </style:style>
    <style:style style:name="T86" style:family="text">
      <style:text-properties fo:language="ru" fo:country="RU" officeooo:rsid="037104c3"/>
    </style:style>
    <style:style style:name="T87" style:family="text">
      <style:text-properties fo:language="ru" fo:country="RU" officeooo:rsid="003e272a"/>
    </style:style>
    <style:style style:name="T88" style:family="text">
      <style:text-properties fo:language="ru" fo:country="RU" officeooo:rsid="002e7984"/>
    </style:style>
    <style:style style:name="T89" style:family="text">
      <style:text-properties fo:language="ru" fo:country="RU" officeooo:rsid="03fd81e5"/>
    </style:style>
    <style:style style:name="T90" style:family="text">
      <style:text-properties fo:language="ru" fo:country="RU" officeooo:rsid="040a365c"/>
    </style:style>
    <style:style style:name="T91" style:family="text">
      <style:text-properties fo:language="ru" fo:country="RU" officeooo:rsid="040ba2ab"/>
    </style:style>
    <style:style style:name="T92" style:family="text">
      <style:text-properties fo:language="ru" fo:country="RU" officeooo:rsid="0435a110"/>
    </style:style>
    <style:style style:name="T93" style:family="text">
      <style:text-properties style:text-line-through-style="solid" style:text-line-through-type="single"/>
    </style:style>
    <style:style style:name="T94" style:family="text">
      <style:text-properties style:text-line-through-style="solid" style:text-line-through-type="single" fo:language="ru" fo:country="RU" officeooo:rsid="02f08cec"/>
    </style:style>
    <style:style style:name="T95" style:family="text">
      <style:text-properties style:font-name="Liberation Serif"/>
    </style:style>
    <style:style style:name="T96" style:family="text">
      <style:text-properties style:font-name="Liberation Serif" fo:font-weight="normal" style:font-weight-asian="normal" style:font-weight-complex="normal"/>
    </style:style>
    <style:style style:name="T97" style:family="text">
      <style:text-properties style:font-name="Liberation Serif" fo:font-weight="normal" officeooo:rsid="038869d1" style:font-weight-asian="normal" style:font-weight-complex="normal"/>
    </style:style>
    <style:style style:name="T98" style:family="text">
      <style:text-properties style:font-name="Liberation Serif" fo:font-weight="normal" officeooo:rsid="03898a20" style:font-weight-asian="normal" style:font-weight-complex="normal"/>
    </style:style>
    <style:style style:name="T99" style:family="text">
      <style:text-properties style:font-name="Liberation Serif" fo:font-weight="normal" officeooo:rsid="038bc978" style:font-weight-asian="normal" style:font-weight-complex="normal"/>
    </style:style>
    <style:style style:name="T100" style:family="text">
      <style:text-properties style:font-name="Liberation Serif" fo:font-weight="normal" officeooo:rsid="038766d0" style:font-weight-asian="normal" style:font-weight-complex="normal"/>
    </style:style>
    <style:style style:name="T101" style:family="text">
      <style:text-properties style:font-name="Liberation Serif" fo:font-weight="normal" officeooo:rsid="038bf22b" style:font-weight-asian="normal" style:font-weight-complex="normal"/>
    </style:style>
    <style:style style:name="T102" style:family="text">
      <style:text-properties style:font-name="Liberation Serif" fo:font-weight="normal" officeooo:rsid="038d65b1" style:font-weight-asian="normal" style:font-weight-complex="normal"/>
    </style:style>
    <style:style style:name="T103" style:family="text">
      <style:text-properties style:font-name="Liberation Serif" fo:font-weight="normal" officeooo:rsid="038edaf9" style:font-weight-asian="normal" style:font-weight-complex="normal"/>
    </style:style>
    <style:style style:name="T104" style:family="text">
      <style:text-properties style:font-name="Liberation Serif" fo:font-weight="normal" officeooo:rsid="038f5997" style:font-weight-asian="normal" style:font-weight-complex="normal"/>
    </style:style>
    <style:style style:name="T105" style:family="text">
      <style:text-properties style:font-name="Liberation Serif" fo:font-weight="normal" officeooo:rsid="039080c9" style:font-weight-asian="normal" style:font-weight-complex="normal"/>
    </style:style>
    <style:style style:name="T106" style:family="text">
      <style:text-properties style:font-name="Liberation Serif" fo:font-weight="normal" officeooo:rsid="03913ce0" style:font-weight-asian="normal" style:font-weight-complex="normal"/>
    </style:style>
    <style:style style:name="T107" style:family="text">
      <style:text-properties style:font-name="Liberation Serif" fo:font-weight="normal" officeooo:rsid="0391d3ea" style:font-weight-asian="normal" style:font-weight-complex="normal"/>
    </style:style>
    <style:style style:name="T108" style:family="text">
      <style:text-properties style:font-name="Liberation Serif" fo:font-weight="normal" officeooo:rsid="03929ab0" style:font-weight-asian="normal" style:font-weight-complex="normal"/>
    </style:style>
    <style:style style:name="T109" style:family="text">
      <style:text-properties style:font-name="Liberation Serif" fo:font-weight="normal" officeooo:rsid="0393fc7d" style:font-weight-asian="normal" style:font-weight-complex="normal"/>
    </style:style>
    <style:style style:name="T110" style:family="text">
      <style:text-properties style:font-name="Liberation Serif" fo:font-weight="normal" officeooo:rsid="0395a1e6" style:font-weight-asian="normal" style:font-weight-complex="normal"/>
    </style:style>
    <style:style style:name="T111" style:family="text">
      <style:text-properties style:font-name="Liberation Serif" fo:font-weight="normal" officeooo:rsid="02e40199" style:font-weight-asian="normal" style:font-weight-complex="normal"/>
    </style:style>
    <style:style style:name="T112" style:family="text">
      <style:text-properties style:font-name="Liberation Serif" fo:font-weight="normal" officeooo:rsid="03aa8c51" style:font-weight-asian="normal" style:font-weight-complex="normal"/>
    </style:style>
    <style:style style:name="T113" style:family="text">
      <style:text-properties style:font-name="Liberation Serif" fo:font-weight="normal" officeooo:rsid="03af8f23" style:font-weight-asian="normal" style:font-weight-complex="normal"/>
    </style:style>
    <style:style style:name="T114" style:family="text">
      <style:text-properties style:font-name="Liberation Serif" fo:font-weight="normal" officeooo:rsid="03b0b387" style:font-weight-asian="normal" style:font-weight-complex="normal"/>
    </style:style>
    <style:style style:name="T115" style:family="text">
      <style:text-properties style:font-name="Liberation Serif" fo:font-weight="normal" officeooo:rsid="03b1eb42" style:font-weight-asian="normal" style:font-weight-complex="normal"/>
    </style:style>
    <style:style style:name="T116" style:family="text">
      <style:text-properties style:font-name="Liberation Serif" fo:font-weight="normal" officeooo:rsid="03b3dbef" style:font-weight-asian="normal" style:font-weight-complex="normal"/>
    </style:style>
    <style:style style:name="T117" style:family="text">
      <style:text-properties style:font-name="Liberation Serif" fo:font-weight="normal" officeooo:rsid="03b499bf" style:font-weight-asian="normal" style:font-weight-complex="normal"/>
    </style:style>
    <style:style style:name="T118" style:family="text">
      <style:text-properties style:font-name="Liberation Serif" fo:font-weight="normal" officeooo:rsid="03b5dbb9" style:font-weight-asian="normal" style:font-weight-complex="normal"/>
    </style:style>
    <style:style style:name="T119" style:family="text">
      <style:text-properties style:font-name="Liberation Serif" fo:font-weight="normal" officeooo:rsid="03b8e787" style:font-weight-asian="normal" style:font-weight-complex="normal"/>
    </style:style>
    <style:style style:name="T120" style:family="text">
      <style:text-properties style:font-name="Liberation Serif" fo:font-weight="normal" officeooo:rsid="03b93fca" style:font-weight-asian="normal" style:font-weight-complex="normal"/>
    </style:style>
    <style:style style:name="T121" style:family="text">
      <style:text-properties style:font-name="Liberation Serif" fo:font-weight="normal" officeooo:rsid="03bb2848" style:font-weight-asian="normal" style:font-weight-complex="normal"/>
    </style:style>
    <style:style style:name="T122" style:family="text">
      <style:text-properties style:font-name="Liberation Serif" fo:font-weight="normal" officeooo:rsid="03bd93e2" style:font-weight-asian="normal" style:font-weight-complex="normal"/>
    </style:style>
    <style:style style:name="T123" style:family="text">
      <style:text-properties style:font-name="Liberation Serif" fo:font-weight="normal" officeooo:rsid="03bf38fd" style:font-weight-asian="normal" style:font-weight-complex="normal"/>
    </style:style>
    <style:style style:name="T124" style:family="text">
      <style:text-properties style:font-name="Liberation Serif" fo:font-weight="normal" officeooo:rsid="03bbe60f" style:font-weight-asian="normal" style:font-weight-complex="normal"/>
    </style:style>
    <style:style style:name="T125" style:family="text">
      <style:text-properties style:font-name="Liberation Serif" fo:font-weight="normal" officeooo:rsid="03ce314f" style:font-weight-asian="normal" style:font-weight-complex="normal"/>
    </style:style>
    <style:style style:name="T126" style:family="text">
      <style:text-properties style:font-name="Liberation Serif" fo:font-weight="normal" officeooo:rsid="0371d1fc" style:font-weight-asian="normal" style:font-weight-complex="normal"/>
    </style:style>
    <style:style style:name="T127" style:family="text">
      <style:text-properties style:font-name="Liberation Serif" fo:font-weight="normal" officeooo:rsid="0376a930" style:font-weight-asian="normal" style:font-weight-complex="normal"/>
    </style:style>
    <style:style style:name="T128" style:family="text">
      <style:text-properties style:font-name="Liberation Serif" fo:font-weight="normal" officeooo:rsid="03cc2890" style:font-weight-asian="normal" style:font-weight-complex="normal"/>
    </style:style>
    <style:style style:name="T129" style:family="text">
      <style:text-properties style:font-name="Liberation Serif" fo:font-weight="normal" officeooo:rsid="03cffe41" style:font-weight-asian="normal" style:font-weight-complex="normal"/>
    </style:style>
    <style:style style:name="T130" style:family="text">
      <style:text-properties style:font-name="Liberation Serif" fo:font-weight="normal" officeooo:rsid="02df38ca" style:font-weight-asian="normal" style:font-weight-complex="normal"/>
    </style:style>
    <style:style style:name="T131" style:family="text">
      <style:text-properties style:font-name="Liberation Serif" fo:font-weight="normal" officeooo:rsid="03d04c7a" style:font-weight-asian="normal" style:font-weight-complex="normal"/>
    </style:style>
    <style:style style:name="T132" style:family="text">
      <style:text-properties style:font-name="Liberation Serif" fo:font-weight="normal" officeooo:rsid="03d11be0" style:font-weight-asian="normal" style:font-weight-complex="normal"/>
    </style:style>
    <style:style style:name="T133" style:family="text">
      <style:text-properties style:font-name="Liberation Serif" fo:font-weight="normal" officeooo:rsid="03d25ce7" style:font-weight-asian="normal" style:font-weight-complex="normal"/>
    </style:style>
    <style:style style:name="T134" style:family="text">
      <style:text-properties style:font-name="Liberation Serif" fo:font-weight="normal" officeooo:rsid="03d4007a" style:font-weight-asian="normal" style:font-weight-complex="normal"/>
    </style:style>
    <style:style style:name="T135" style:family="text">
      <style:text-properties style:font-name="Liberation Serif" fo:font-weight="normal" officeooo:rsid="03d53955" style:font-weight-asian="normal" style:font-weight-complex="normal"/>
    </style:style>
    <style:style style:name="T136" style:family="text">
      <style:text-properties style:font-name="Liberation Serif" fo:font-weight="normal" officeooo:rsid="03d599b2" style:font-weight-asian="normal" style:font-weight-complex="normal"/>
    </style:style>
    <style:style style:name="T137" style:family="text">
      <style:text-properties style:font-name="Liberation Serif" fo:font-weight="normal" officeooo:rsid="03d745dc" style:font-weight-asian="normal" style:font-weight-complex="normal"/>
    </style:style>
    <style:style style:name="T138" style:family="text">
      <style:text-properties style:font-name="Liberation Serif" fo:font-weight="normal" officeooo:rsid="03d9d154" style:font-weight-asian="normal" style:font-weight-complex="normal"/>
    </style:style>
    <style:style style:name="T139" style:family="text">
      <style:text-properties style:font-name="Liberation Serif" fo:font-weight="normal" officeooo:rsid="03bf9e5b" style:font-weight-asian="normal" style:font-weight-complex="normal"/>
    </style:style>
    <style:style style:name="T140" style:family="text">
      <style:text-properties style:font-name="Liberation Serif" fo:font-weight="normal" officeooo:rsid="03dd1551" style:font-weight-asian="normal" style:font-weight-complex="normal"/>
    </style:style>
    <style:style style:name="T141" style:family="text">
      <style:text-properties style:font-name="Liberation Serif" fo:font-weight="normal" officeooo:rsid="03dd8c6e" style:font-weight-asian="normal" style:font-weight-complex="normal"/>
    </style:style>
    <style:style style:name="T142" style:family="text">
      <style:text-properties style:font-name="Liberation Serif" fo:font-weight="normal" officeooo:rsid="03df8904" style:font-weight-asian="normal" style:font-weight-complex="normal"/>
    </style:style>
    <style:style style:name="T143" style:family="text">
      <style:text-properties style:font-name="Liberation Serif" fo:font-weight="normal" officeooo:rsid="03e330d3" style:font-weight-asian="normal" style:font-weight-complex="normal"/>
    </style:style>
    <style:style style:name="T144" style:family="text">
      <style:text-properties style:font-name="Liberation Serif" fo:font-weight="normal" officeooo:rsid="03e64998" style:font-weight-asian="normal" style:font-weight-complex="normal"/>
    </style:style>
    <style:style style:name="T145" style:family="text">
      <style:text-properties style:font-name="Liberation Serif" fo:font-weight="normal" officeooo:rsid="045bf233" style:font-weight-asian="normal" style:font-weight-complex="normal"/>
    </style:style>
    <style:style style:name="T146" style:family="text">
      <style:text-properties style:font-name="Liberation Serif" fo:font-weight="normal" officeooo:rsid="04611c7d" style:font-weight-asian="normal" style:font-weight-complex="normal"/>
    </style:style>
    <style:style style:name="T147" style:family="text">
      <style:text-properties style:font-name="Liberation Serif" fo:font-weight="normal" officeooo:rsid="04616f26" style:font-weight-asian="normal" style:font-weight-complex="normal"/>
    </style:style>
    <style:style style:name="T148" style:family="text">
      <style:text-properties style:font-name="Liberation Serif" fo:language="en" fo:country="US" fo:font-weight="normal" style:font-weight-asian="normal" style:font-weight-complex="normal"/>
    </style:style>
    <style:style style:name="T149" style:family="text">
      <style:text-properties style:font-name="Liberation Serif" fo:language="en" fo:country="US" fo:font-weight="normal" officeooo:rsid="038869d1" style:font-weight-asian="normal" style:font-weight-complex="normal"/>
    </style:style>
    <style:style style:name="T150" style:family="text">
      <style:text-properties style:font-name="Liberation Serif" fo:language="en" fo:country="US" fo:font-weight="normal" officeooo:rsid="0389562a" style:font-weight-asian="normal" style:font-weight-complex="normal"/>
    </style:style>
    <style:style style:name="T151" style:family="text">
      <style:text-properties style:font-name="Liberation Serif" fo:language="en" fo:country="US" fo:font-weight="normal" officeooo:rsid="03898a20" style:font-weight-asian="normal" style:font-weight-complex="normal"/>
    </style:style>
    <style:style style:name="T152" style:family="text">
      <style:text-properties style:font-name="Liberation Serif" fo:language="en" fo:country="US" fo:font-weight="normal" officeooo:rsid="038bf22b" style:font-weight-asian="normal" style:font-weight-complex="normal"/>
    </style:style>
    <style:style style:name="T153" style:family="text">
      <style:text-properties style:font-name="Liberation Serif" fo:language="en" fo:country="US" fo:font-weight="normal" officeooo:rsid="03913ce0" style:font-weight-asian="normal" style:font-weight-complex="normal"/>
    </style:style>
    <style:style style:name="T154" style:family="text">
      <style:text-properties style:font-name="Liberation Serif" fo:language="en" fo:country="US" fo:font-weight="normal" officeooo:rsid="02e40199" style:font-weight-asian="normal" style:font-weight-complex="normal"/>
    </style:style>
    <style:style style:name="T155" style:family="text">
      <style:text-properties style:font-name="Liberation Serif" fo:language="en" fo:country="US" fo:font-weight="normal" officeooo:rsid="03b3dbef" style:font-weight-asian="normal" style:font-weight-complex="normal"/>
    </style:style>
    <style:style style:name="T156" style:family="text">
      <style:text-properties style:font-name="Liberation Serif" fo:language="en" fo:country="US" fo:font-weight="normal" officeooo:rsid="03b499bf" style:font-weight-asian="normal" style:font-weight-complex="normal"/>
    </style:style>
    <style:style style:name="T157" style:family="text">
      <style:text-properties style:font-name="Liberation Serif" fo:language="en" fo:country="US" fo:font-weight="normal" officeooo:rsid="0376a930" style:font-weight-asian="normal" style:font-weight-complex="normal"/>
    </style:style>
    <style:style style:name="T158" style:family="text">
      <style:text-properties style:font-name="Liberation Serif" fo:language="en" fo:country="US" fo:font-weight="normal" officeooo:rsid="02f260f7" style:font-weight-asian="normal" style:font-weight-complex="normal"/>
    </style:style>
    <style:style style:name="T159" style:family="text">
      <style:text-properties style:font-name="Liberation Serif" fo:language="en" fo:country="US" fo:font-weight="normal" officeooo:rsid="03cffe41" style:font-weight-asian="normal" style:font-weight-complex="normal"/>
    </style:style>
    <style:style style:name="T160" style:family="text">
      <style:text-properties style:font-name="Liberation Serif" fo:language="en" fo:country="US" fo:font-weight="normal" officeooo:rsid="03d04c7a" style:font-weight-asian="normal" style:font-weight-complex="normal"/>
    </style:style>
    <style:style style:name="T161" style:family="text">
      <style:text-properties style:font-name="Liberation Serif" fo:language="en" fo:country="US" fo:font-weight="normal" officeooo:rsid="03d25ce7" style:font-weight-asian="normal" style:font-weight-complex="normal"/>
    </style:style>
    <style:style style:name="T162" style:family="text">
      <style:text-properties style:font-name="Liberation Serif" fo:language="en" fo:country="US" fo:font-weight="normal" officeooo:rsid="03d4007a" style:font-weight-asian="normal" style:font-weight-complex="normal"/>
    </style:style>
    <style:style style:name="T163" style:family="text">
      <style:text-properties style:font-name="Liberation Serif" fo:language="en" fo:country="US" fo:font-weight="normal" officeooo:rsid="03d599b2" style:font-weight-asian="normal" style:font-weight-complex="normal"/>
    </style:style>
    <style:style style:name="T164" style:family="text">
      <style:text-properties style:font-name="Liberation Serif" fo:language="en" fo:country="US" fo:font-weight="normal" officeooo:rsid="03d9d154" style:font-weight-asian="normal" style:font-weight-complex="normal"/>
    </style:style>
    <style:style style:name="T165" style:family="text">
      <style:text-properties style:font-name="Liberation Serif" fo:language="en" fo:country="US" fo:font-weight="normal" officeooo:rsid="03e330d3" style:font-weight-asian="normal" style:font-weight-complex="normal"/>
    </style:style>
    <style:style style:name="T166" style:family="text">
      <style:text-properties style:font-name="Liberation Serif" fo:language="en" fo:country="US" officeooo:rsid="0376a930"/>
    </style:style>
    <style:style style:name="T167" style:family="text">
      <style:text-properties style:font-name="Liberation Serif" fo:language="en" fo:country="US" officeooo:rsid="045b7215"/>
    </style:style>
    <style:style style:name="T168" style:family="text">
      <style:text-properties style:font-name="Liberation Serif" fo:language="en" fo:country="US" officeooo:rsid="0478feba"/>
    </style:style>
    <style:style style:name="T169" style:family="text">
      <style:text-properties style:font-name="Liberation Serif" fo:language="en" fo:country="US" officeooo:rsid="04760212"/>
    </style:style>
    <style:style style:name="T170" style:family="text">
      <style:text-properties style:font-name="Liberation Serif" fo:language="ru" fo:country="RU" fo:font-weight="normal" officeooo:rsid="0017a550" style:font-weight-asian="normal" style:font-weight-complex="normal"/>
    </style:style>
    <style:style style:name="T171" style:family="text">
      <style:text-properties style:font-name="Liberation Serif" fo:font-weight="bold" style:font-weight-asian="bold" style:font-weight-complex="bold"/>
    </style:style>
    <style:style style:name="T172" style:family="text">
      <style:text-properties style:font-name="Liberation Serif" fo:font-weight="bold" officeooo:rsid="03c5ab46" style:font-weight-asian="bold" style:font-weight-complex="bold"/>
    </style:style>
    <style:style style:name="T173" style:family="text">
      <style:text-properties style:font-name="Liberation Serif" fo:font-weight="bold" officeooo:rsid="039e8747" style:font-weight-asian="bold" style:font-weight-complex="bold"/>
    </style:style>
    <style:style style:name="T174" style:family="text">
      <style:text-properties style:font-name="Liberation Serif" officeooo:rsid="039e8747"/>
    </style:style>
    <style:style style:name="T175" style:family="text">
      <style:text-properties style:font-name="Liberation Serif" officeooo:rsid="0386bbb1"/>
    </style:style>
    <style:style style:name="T176" style:family="text">
      <style:text-properties style:font-name="Liberation Serif" officeooo:rsid="037a19ac"/>
    </style:style>
    <style:style style:name="T177" style:family="text">
      <style:text-properties style:font-name="Liberation Serif" officeooo:rsid="0453d8ad"/>
    </style:style>
    <style:style style:name="T178" style:family="text">
      <style:text-properties style:font-name="Liberation Serif" officeooo:rsid="03ccbf46"/>
    </style:style>
    <style:style style:name="T179" style:family="text">
      <style:text-properties style:font-name="Liberation Serif" officeooo:rsid="0455224a"/>
    </style:style>
    <style:style style:name="T180" style:family="text">
      <style:text-properties style:font-name="Liberation Serif" officeooo:rsid="045b7215"/>
    </style:style>
    <style:style style:name="T181" style:family="text">
      <style:text-properties style:font-name="Liberation Serif" officeooo:rsid="0376a930"/>
    </style:style>
    <style:style style:name="T182" style:family="text">
      <style:text-properties style:font-name="Liberation Serif" officeooo:rsid="045cbc82"/>
    </style:style>
    <style:style style:name="T183" style:family="text">
      <style:text-properties style:font-name="Liberation Serif" officeooo:rsid="04795073"/>
    </style:style>
    <style:style style:name="T184" style:family="text">
      <style:text-properties style:font-name="Liberation Serif" officeooo:rsid="04760212"/>
    </style:style>
    <style:style style:name="T185" style:family="text">
      <style:text-properties fo:font-style="italic" officeooo:rsid="00fd4e34" style:font-style-asian="italic" style:font-style-complex="italic"/>
    </style:style>
    <style:style style:name="T186" style:family="text">
      <style:text-properties fo:font-style="italic" officeooo:rsid="0371d1fc" style:font-style-asian="italic" style:font-style-complex="italic"/>
    </style:style>
    <style:style style:name="T187" style:family="text">
      <style:text-properties fo:font-style="italic" style:text-underline-style="none" officeooo:rsid="02d54765" style:font-style-asian="italic" style:font-style-complex="italic"/>
    </style:style>
    <style:style style:name="T188" style:family="text">
      <style:text-properties officeooo:rsid="002e7984"/>
    </style:style>
    <style:style style:name="T189" style:family="text">
      <style:text-properties officeooo:rsid="02cf5106"/>
    </style:style>
    <style:style style:name="T190" style:family="text">
      <style:text-properties officeooo:rsid="02d2696d"/>
    </style:style>
    <style:style style:name="T191" style:family="text">
      <style:text-properties officeooo:rsid="02d43a18"/>
    </style:style>
    <style:style style:name="T192" style:family="text">
      <style:text-properties officeooo:rsid="0152b1dc"/>
    </style:style>
    <style:style style:name="T193" style:family="text">
      <style:text-properties officeooo:rsid="02d54765"/>
    </style:style>
    <style:style style:name="T194" style:family="text">
      <style:text-properties officeooo:rsid="02d8217f"/>
    </style:style>
    <style:style style:name="T195" style:family="text">
      <style:text-properties style:text-underline-style="solid" style:text-underline-width="auto" style:text-underline-color="font-color"/>
    </style:style>
    <style:style style:name="T196" style:family="text">
      <style:text-properties officeooo:rsid="02e40199"/>
    </style:style>
    <style:style style:name="T197" style:family="text">
      <style:text-properties officeooo:rsid="02f260f7"/>
    </style:style>
    <style:style style:name="T198" style:family="text">
      <style:text-properties officeooo:rsid="0307598d"/>
    </style:style>
    <style:style style:name="T199" style:family="text">
      <style:text-properties officeooo:rsid="030ae90a"/>
    </style:style>
    <style:style style:name="T200" style:family="text">
      <style:text-properties officeooo:rsid="030cd95c"/>
    </style:style>
    <style:style style:name="T201" style:family="text">
      <style:text-properties officeooo:rsid="030d429f"/>
    </style:style>
    <style:style style:name="T202" style:family="text">
      <style:text-properties officeooo:rsid="030ef931"/>
    </style:style>
    <style:style style:name="T203" style:family="text">
      <style:text-properties officeooo:rsid="0310c63e"/>
    </style:style>
    <style:style style:name="T204" style:family="text">
      <style:text-properties officeooo:rsid="031122d2"/>
    </style:style>
    <style:style style:name="T205" style:family="text">
      <style:text-properties officeooo:rsid="0312e4a1"/>
    </style:style>
    <style:style style:name="T206" style:family="text">
      <style:text-properties officeooo:rsid="031663b8"/>
    </style:style>
    <style:style style:name="T207" style:family="text">
      <style:text-properties officeooo:rsid="03178b90"/>
    </style:style>
    <style:style style:name="T208" style:family="text">
      <style:text-properties officeooo:rsid="03179d3b"/>
    </style:style>
    <style:style style:name="T209" style:family="text">
      <style:text-properties officeooo:rsid="0317f34b"/>
    </style:style>
    <style:style style:name="T210" style:family="text">
      <style:text-properties officeooo:rsid="03047851"/>
    </style:style>
    <style:style style:name="T211" style:family="text">
      <style:text-properties fo:font-weight="normal" style:font-weight-asian="normal" style:font-weight-complex="normal"/>
    </style:style>
    <style:style style:name="T212" style:family="text">
      <style:text-properties fo:font-weight="normal" officeooo:rsid="0312e4a1" style:font-weight-asian="normal" style:font-weight-complex="normal"/>
    </style:style>
    <style:style style:name="T213" style:family="text">
      <style:text-properties fo:font-weight="normal" officeooo:rsid="0017a550" style:font-weight-asian="normal" style:font-weight-complex="normal"/>
    </style:style>
    <style:style style:name="T214" style:family="text">
      <style:text-properties fo:font-weight="normal" officeooo:rsid="037c148d" style:font-weight-asian="normal" style:font-weight-complex="normal"/>
    </style:style>
    <style:style style:name="T215" style:family="text">
      <style:text-properties fo:font-weight="normal" officeooo:rsid="037d2641" style:font-weight-asian="normal" style:font-weight-complex="normal"/>
    </style:style>
    <style:style style:name="T216" style:family="text">
      <style:text-properties fo:font-weight="normal" officeooo:rsid="039e8747" style:font-weight-asian="normal" style:font-weight-complex="normal"/>
    </style:style>
    <style:style style:name="T217" style:family="text">
      <style:text-properties fo:font-weight="normal" officeooo:rsid="039edb90" style:font-weight-asian="normal" style:font-weight-complex="normal"/>
    </style:style>
    <style:style style:name="T218" style:family="text">
      <style:text-properties fo:font-weight="normal" officeooo:rsid="03bbe60f" style:font-weight-asian="normal" style:font-weight-complex="normal"/>
    </style:style>
    <style:style style:name="T219" style:family="text">
      <style:text-properties fo:font-weight="normal" officeooo:rsid="041caa71" style:font-weight-asian="normal" style:font-weight-complex="normal"/>
    </style:style>
    <style:style style:name="T220" style:family="text">
      <style:text-properties fo:font-weight="normal" officeooo:rsid="00697270" style:font-weight-asian="normal" style:font-weight-complex="normal"/>
    </style:style>
    <style:style style:name="T221" style:family="text">
      <style:text-properties fo:font-weight="normal" officeooo:rsid="043ac178" style:font-weight-asian="normal" style:font-weight-complex="normal"/>
    </style:style>
    <style:style style:name="T222" style:family="text">
      <style:text-properties fo:font-weight="normal" officeooo:rsid="04574645" style:font-weight-asian="normal" style:font-weight-complex="normal"/>
    </style:style>
    <style:style style:name="T223" style:family="text">
      <style:text-properties officeooo:rsid="03232ec5"/>
    </style:style>
    <style:style style:name="T224" style:family="text">
      <style:text-properties officeooo:rsid="0325201a"/>
    </style:style>
    <style:style style:name="T225" style:family="text">
      <style:text-properties officeooo:rsid="03257157"/>
    </style:style>
    <style:style style:name="T226" style:family="text">
      <style:text-properties officeooo:rsid="0325890c"/>
    </style:style>
    <style:style style:name="T227" style:family="text">
      <style:text-properties officeooo:rsid="032b8e73"/>
    </style:style>
    <style:style style:name="T228" style:family="text">
      <style:text-properties officeooo:rsid="032be188"/>
    </style:style>
    <style:style style:name="T229" style:family="text">
      <style:text-properties officeooo:rsid="02c6a4f7"/>
    </style:style>
    <style:style style:name="T230" style:family="text">
      <style:text-properties officeooo:rsid="032d8fa9"/>
    </style:style>
    <style:style style:name="T231" style:family="text">
      <style:text-properties officeooo:rsid="0334887a"/>
    </style:style>
    <style:style style:name="T232" style:family="text">
      <style:text-properties officeooo:rsid="0339fefe"/>
    </style:style>
    <style:style style:name="T233" style:family="text">
      <style:text-properties officeooo:rsid="033af217"/>
    </style:style>
    <style:style style:name="T234" style:family="text">
      <style:text-properties officeooo:rsid="033cd0bf"/>
    </style:style>
    <style:style style:name="T235" style:family="text">
      <style:text-properties officeooo:rsid="033eb437"/>
    </style:style>
    <style:style style:name="T236" style:family="text">
      <style:text-properties officeooo:rsid="035e1a67"/>
    </style:style>
    <style:style style:name="T237" style:family="text">
      <style:text-properties officeooo:rsid="035f4bfe"/>
    </style:style>
    <style:style style:name="T238" style:family="text">
      <style:text-properties officeooo:rsid="03600f8c"/>
    </style:style>
    <style:style style:name="T239" style:family="text">
      <style:text-properties officeooo:rsid="03616dad"/>
    </style:style>
    <style:style style:name="T240" style:family="text">
      <style:text-properties officeooo:rsid="03620004"/>
    </style:style>
    <style:style style:name="T241" style:family="text">
      <style:text-properties officeooo:rsid="0362a92c"/>
    </style:style>
    <style:style style:name="T242" style:family="text">
      <style:text-properties officeooo:rsid="03641785"/>
    </style:style>
    <style:style style:name="T243" style:family="text">
      <style:text-properties officeooo:rsid="036d8d66"/>
    </style:style>
    <style:style style:name="T244" style:family="text">
      <style:text-properties officeooo:rsid="036edb54"/>
    </style:style>
    <style:style style:name="T245" style:family="text">
      <style:text-properties officeooo:rsid="037104c3"/>
    </style:style>
    <style:style style:name="T246" style:family="text">
      <style:text-properties officeooo:rsid="0371d1fc"/>
    </style:style>
    <style:style style:name="T247" style:family="text">
      <style:text-properties officeooo:rsid="0376a930"/>
    </style:style>
    <style:style style:name="T248" style:family="text">
      <style:text-properties officeooo:rsid="0376c4b8"/>
    </style:style>
    <style:style style:name="T249" style:family="text">
      <style:text-properties officeooo:rsid="03798c5a"/>
    </style:style>
    <style:style style:name="T250" style:family="text">
      <style:text-properties officeooo:rsid="037a19ac"/>
    </style:style>
    <style:style style:name="T251" style:family="text">
      <style:text-properties officeooo:rsid="037c148d"/>
    </style:style>
    <style:style style:name="T252" style:family="text">
      <style:text-properties officeooo:rsid="037f2d3f"/>
    </style:style>
    <style:style style:name="T253" style:family="text">
      <style:text-properties officeooo:rsid="03848237"/>
    </style:style>
    <style:style style:name="T254" style:family="text">
      <style:text-properties officeooo:rsid="038580bb"/>
    </style:style>
    <style:style style:name="T255" style:family="text">
      <style:text-properties officeooo:rsid="0386bbb1"/>
    </style:style>
    <style:style style:name="T256" style:family="text">
      <style:text-properties officeooo:rsid="0386dc73"/>
    </style:style>
    <style:style style:name="T257" style:family="text">
      <style:text-properties officeooo:rsid="03969508"/>
    </style:style>
    <style:style style:name="T258" style:family="text">
      <style:text-properties officeooo:rsid="039aae8f"/>
    </style:style>
    <style:style style:name="T259" style:family="text">
      <style:text-properties officeooo:rsid="039aed23"/>
    </style:style>
    <style:style style:name="T260" style:family="text">
      <style:text-properties officeooo:rsid="03a3b4f1"/>
    </style:style>
    <style:style style:name="T261" style:family="text">
      <style:text-properties officeooo:rsid="03a66fe3"/>
    </style:style>
    <style:style style:name="T262" style:family="text">
      <style:text-properties officeooo:rsid="03b25ff9"/>
    </style:style>
    <style:style style:name="T263" style:family="text">
      <style:text-properties officeooo:rsid="03bd93e2"/>
    </style:style>
    <style:style style:name="T264" style:family="text">
      <style:text-properties officeooo:rsid="03bf9e5b"/>
    </style:style>
    <style:style style:name="T265" style:family="text">
      <style:text-properties officeooo:rsid="02df38ca"/>
    </style:style>
    <style:style style:name="T266" style:family="text">
      <style:text-properties officeooo:rsid="03ca998d"/>
    </style:style>
    <style:style style:name="T267" style:family="text">
      <style:text-properties officeooo:rsid="03cc2890"/>
    </style:style>
    <style:style style:name="T268" style:family="text">
      <style:text-properties officeooo:rsid="03ccbf46"/>
    </style:style>
    <style:style style:name="T269" style:family="text">
      <style:text-properties officeooo:rsid="03d821aa"/>
    </style:style>
    <style:style style:name="T270" style:family="text">
      <style:text-properties officeooo:rsid="03e0bb45"/>
    </style:style>
    <style:style style:name="T271" style:family="text">
      <style:text-properties officeooo:rsid="03e0d7b2"/>
    </style:style>
    <style:style style:name="T272" style:family="text">
      <style:text-properties officeooo:rsid="03ea6a85"/>
    </style:style>
    <style:style style:name="T273" style:family="text">
      <style:text-properties officeooo:rsid="03ed6c2e"/>
    </style:style>
    <style:style style:name="T274" style:family="text">
      <style:text-properties officeooo:rsid="03edcbc4"/>
    </style:style>
    <style:style style:name="T275" style:family="text">
      <style:text-properties officeooo:rsid="03ee8ff9"/>
    </style:style>
    <style:style style:name="T276" style:family="text">
      <style:text-properties officeooo:rsid="03f03d31"/>
    </style:style>
    <style:style style:name="T277" style:family="text">
      <style:text-properties officeooo:rsid="03f247fe"/>
    </style:style>
    <style:style style:name="T278" style:family="text">
      <style:text-properties officeooo:rsid="03f3b478"/>
    </style:style>
    <style:style style:name="T279" style:family="text">
      <style:text-properties officeooo:rsid="03f6aab6"/>
    </style:style>
    <style:style style:name="T280" style:family="text">
      <style:text-properties officeooo:rsid="03f75292"/>
    </style:style>
    <style:style style:name="T281" style:family="text">
      <style:text-properties officeooo:rsid="03f8e708"/>
    </style:style>
    <style:style style:name="T282" style:family="text">
      <style:text-properties officeooo:rsid="03f9f799"/>
    </style:style>
    <style:style style:name="T283" style:family="text">
      <style:text-properties officeooo:rsid="03fa4a3d"/>
    </style:style>
    <style:style style:name="T284" style:family="text">
      <style:text-properties officeooo:rsid="03fd81e5"/>
    </style:style>
    <style:style style:name="T285" style:family="text">
      <style:text-properties officeooo:rsid="0400fe91"/>
    </style:style>
    <style:style style:name="T286" style:family="text">
      <style:text-properties officeooo:rsid="0402aa09"/>
    </style:style>
    <style:style style:name="T287" style:family="text">
      <style:text-properties officeooo:rsid="0404b803"/>
    </style:style>
    <style:style style:name="T288" style:family="text">
      <style:text-properties officeooo:rsid="04091b8c"/>
    </style:style>
    <style:style style:name="T289" style:family="text">
      <style:text-properties officeooo:rsid="0418bf4b"/>
    </style:style>
    <style:style style:name="T290" style:family="text">
      <style:text-properties officeooo:rsid="04235e4f"/>
    </style:style>
    <style:style style:name="T291" style:family="text">
      <style:text-properties officeooo:rsid="042afabd"/>
    </style:style>
    <style:style style:name="T292" style:family="text">
      <style:text-properties officeooo:rsid="042b705a"/>
    </style:style>
    <style:style style:name="T293" style:family="text">
      <style:text-properties officeooo:rsid="042d6c65"/>
    </style:style>
    <style:style style:name="T294" style:family="text">
      <style:text-properties officeooo:rsid="0431d3ce"/>
    </style:style>
    <style:style style:name="T295" style:family="text">
      <style:text-properties officeooo:rsid="0434d5e4"/>
    </style:style>
    <style:style style:name="T296" style:family="text">
      <style:text-properties officeooo:rsid="0437cef9"/>
    </style:style>
    <style:style style:name="T297" style:family="text">
      <style:text-properties officeooo:rsid="0438dfd4"/>
    </style:style>
    <style:style style:name="T298" style:family="text">
      <style:text-properties officeooo:rsid="0439ea1a"/>
    </style:style>
    <style:style style:name="T299" style:family="text">
      <style:text-properties officeooo:rsid="043a068a"/>
    </style:style>
    <style:style style:name="T300" style:family="text">
      <style:text-properties officeooo:rsid="04470c87"/>
    </style:style>
    <style:style style:name="T301" style:family="text">
      <style:text-properties officeooo:rsid="0453d8ad"/>
    </style:style>
    <style:style style:name="T302" style:family="text">
      <style:text-properties officeooo:rsid="04574645"/>
    </style:style>
    <style:style style:name="T303" style:family="text">
      <style:text-properties officeooo:rsid="04670b05"/>
    </style:style>
    <style:style style:name="T304" style:family="text">
      <style:text-properties officeooo:rsid="046954ff"/>
    </style:style>
    <style:style style:name="T305" style:family="text">
      <style:text-properties officeooo:rsid="046cc592"/>
    </style:style>
    <style:style style:name="T306" style:family="text">
      <style:text-properties officeooo:rsid="0470eab3"/>
    </style:style>
    <style:style style:name="T307" style:family="text">
      <style:text-properties fo:font-style="normal" officeooo:rsid="02ea40e3" style:font-style-asian="normal" style:font-style-complex="normal"/>
    </style:style>
    <style:style style:name="T308" style:family="text">
      <style:text-properties fo:font-style="normal" officeooo:rsid="02e81f9c" style:font-style-asian="normal" style:font-style-complex="normal"/>
    </style:style>
    <style:style style:name="T309" style:family="text">
      <style:text-properties fo:font-style="normal" officeooo:rsid="01ddb280" style:font-style-asian="normal" style:font-style-complex="normal"/>
    </style:style>
    <style:style style:name="T310" style:family="text">
      <style:text-properties fo:font-style="normal" officeooo:rsid="0477555e" style:font-style-asian="normal" style:font-style-complex="normal"/>
    </style:style>
    <style:style style:name="T311" style:family="text">
      <style:text-properties fo:font-style="normal" fo:font-weight="bold" officeooo:rsid="02e81f9c" style:font-style-asian="normal" style:font-weight-asian="bold" style:font-style-complex="normal" style:font-weight-complex="bold"/>
    </style:style>
    <style:style style:name="T312" style:family="text">
      <style:text-properties fo:font-style="normal" style:text-underline-style="solid" style:text-underline-width="auto" style:text-underline-color="font-color" officeooo:rsid="02e81f9c" style:font-style-asian="normal" style:font-style-complex="normal"/>
    </style:style>
    <style:style style:name="T313" style:family="text">
      <style:text-properties officeooo:rsid="02ea40e3"/>
    </style:style>
    <style:style style:name="T314" style:family="text">
      <style:text-properties officeooo:rsid="047237c9"/>
    </style:style>
    <style:style style:name="T315" style:family="text">
      <style:text-properties officeooo:rsid="047ba900"/>
    </style:style>
    <style:style style:name="T316" style:family="text">
      <style:text-properties officeooo:rsid="04842857"/>
    </style:style>
    <style:style style:name="T317" style:family="text">
      <style:text-properties officeooo:rsid="0490cbc6"/>
    </style:style>
    <style:style style:name="T318" style:family="text">
      <style:text-properties officeooo:rsid="0493e8fb"/>
    </style:style>
    <style:style style:name="T319" style:family="text">
      <style:text-properties officeooo:rsid="04a29799"/>
    </style:style>
    <style:style style:name="T320" style:family="text">
      <style:text-properties officeooo:rsid="04a528e7"/>
    </style:style>
    <style:style style:name="T321" style:family="text">
      <style:text-properties officeooo:rsid="04a668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Экспорт статьи из LibreOffice Writer в Habr Flavored Markdown или HTML</text:p>
      <text:p text:style-name="P13"/>
      <text:p text:style-name="P31"><text:span text:style-name="T40">Резюме</text:span>.</text:p>
      <text:p text:style-name="P32"><text:span text:style-name="T223">В статье дается ссылка на файл в формате </text:span><text:span text:style-name="T14">ODT </text:span><text:span text:style-name="T260">(основной формат файлов, используемый в текстовом редакторе LibreOffice Writer)</text:span><text:span text:style-name="T14">, </text:span><text:span text:style-name="T223">содержащий макросы на «родном» для LibreOffice языке </text:span><text:span text:style-name="T260">программирования макросов</text:span><text:span text:style-name="T14"> BASIC,</text:span><text:span text:style-name="T223"> которы</text:span><text:span text:style-name="T224">е</text:span><text:span text:style-name="T223"> </text:span><text:span text:style-name="T224">осуществляют </text:span><text:span text:style-name="T43">экспорт текста из LibreOffice Writer</text:span> в <text:span text:style-name="T258">новый файл в </text:span><text:span text:style-name="T225">формат</text:span><text:span text:style-name="T258">е</text:span> Habr Flavored Markdown <text:span text:style-name="T248">(</text:span><text:span text:style-name="T258">далее - </text:span><text:span text:style-name="T23">HFM</text:span><text:span text:style-name="T248">)</text:span> или HTML, <text:span text:style-name="T225">в виде, пригодном для размещения статьи в интернете, </text:span><text:span text:style-name="T226">например, на сайте </text:span><text:span text:style-name="T34">habr.com</text:span><text:span text:style-name="T225">.</text:span></text:p>
      <text:p text:style-name="P32"/>
      <text:p text:style-name="Quotations"><text:span text:style-name="T40">Текст данной статьи был экспортирован</text:span> <text:span text:style-name="T272">в формат </text:span><text:span text:style-name="T26">HFM </text:span>для размещения на сайте habr.com с помощью <text:span text:style-name="T319">библиотеки м</text:span>акрос<text:span text:style-name="T319">ов, содержащихся в данном файле</text:span>.</text:p>
      <text:p text:style-name="P83"/>
      <text:p text:style-name="P51"><text:span text:style-name="T40">Для использования достаточно скачать указанный файл</text:span> (его можно переименовать)<text:span text:style-name="T14">, </text:span>заменить в нем текст на свой <text:span text:style-name="T253">текст</text:span>, подготовленный в соответствии с описанием в статье, и вызвать макрос. В папке со скач<text:span text:style-name="T259">а</text:span>нным файлом появится новый файл в выбранном формате.</text:p>
      <text:p text:style-name="P51"/>
      <text:p text:style-name="Quotations"><text:span text:style-name="T40">Рассмотрение макросов на языке BASIC</text:span>, которые осуществляют экспорт, предполагается в отдельной статье.</text:p>
      <text:p xml:id="id2014365935" text:style-name="P1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7"><text:a xlink:type="simple" xlink:href="#__RefHeading___Toc653_1771585153" text:style-name="Index_20_Link" text:visited-style-name="Index_20_Link">1. Введение<text:tab/>1</text:a></text:p>
          <text:p text:style-name="P117"><text:a xlink:type="simple" xlink:href="#__RefHeading___Toc653_17715851532" text:style-name="Index_20_Link" text:visited-style-name="Index_20_Link">2. Стили текста<text:tab/>2</text:a></text:p>
          <text:p text:style-name="P118"><text:a xlink:type="simple" xlink:href="#__RefHeading___Toc2480_900228344" text:style-name="Index_20_Link" text:visited-style-name="Index_20_Link">2.1. Ссылки<text:tab/>2</text:a></text:p>
          <text:p text:style-name="P118"><text:a xlink:type="simple" xlink:href="#__RefHeading___Toc653_177158515321" text:style-name="Index_20_Link" text:visited-style-name="Index_20_Link">2.2. Списки<text:tab/>3</text:a></text:p>
          <text:p text:style-name="P118"><text:a xlink:type="simple" xlink:href="#__RefHeading___Toc653_1771585153211" text:style-name="Index_20_Link" text:visited-style-name="Index_20_Link">2.3. Цитата<text:tab/>3</text:a></text:p>
          <text:p text:style-name="P118"><text:a xlink:type="simple" xlink:href="#__RefHeading___Toc4384_2248946202" text:style-name="Index_20_Link" text:visited-style-name="Index_20_Link">2.4. Исходный код<text:tab/>3</text:a></text:p>
          <text:p text:style-name="P117"><text:a xlink:type="simple" xlink:href="#__RefHeading___Toc4386_2248946202" text:style-name="Index_20_Link" text:visited-style-name="Index_20_Link">3. Таблицы<text:tab/>4</text:a></text:p>
          <text:p text:style-name="P117"><text:a xlink:type="simple" xlink:href="#__RefHeading___Toc655_1771585153" text:style-name="Index_20_Link" text:visited-style-name="Index_20_Link">4. Картинки<text:tab/>4</text:a></text:p>
          <text:p text:style-name="P118"><text:a xlink:type="simple" xlink:href="#__RefHeading___Toc4390_2248946202" text:style-name="Index_20_Link" text:visited-style-name="Index_20_Link">4.1. Картинка вне текста<text:tab/>5</text:a></text:p>
          <text:p text:style-name="P118"><text:a xlink:type="simple" xlink:href="#__RefHeading___Toc4388_2248946202" text:style-name="Index_20_Link" text:visited-style-name="Index_20_Link">4.2. Картинка внутри текста (Inline Image)<text:tab/>6</text:a></text:p>
          <text:p text:style-name="P117"><text:a xlink:type="simple" xlink:href="#__RefHeading___Toc4392_2248946202" text:style-name="Index_20_Link" text:visited-style-name="Index_20_Link">5. Вставка раздела<text:tab/>6</text:a></text:p>
          <text:p text:style-name="P117"><text:a xlink:type="simple" xlink:href="#__RefHeading___Toc653_17715851531" text:style-name="Index_20_Link" text:visited-style-name="Index_20_Link">6. Формулы<text:tab/>6</text:a></text:p>
          <text:p text:style-name="P118"><text:a xlink:type="simple" xlink:href="#__RefHeading___Toc4394_2248946202" text:style-name="Index_20_Link" text:visited-style-name="Index_20_Link">6.1. Вставка формулы в виде картинки<text:tab/>6</text:a></text:p>
          <text:p text:style-name="P118"><text:a xlink:type="simple" xlink:href="#__RefHeading___Toc4396_2248946202" text:style-name="Index_20_Link" text:visited-style-name="Index_20_Link">6.2. Вставка формулы в виде объекта LibreOffice Math<text:tab/>7</text:a></text:p>
          <text:p text:style-name="P117"><text:a xlink:type="simple" xlink:href="#__RefHeading___Toc7340_2248946202" text:style-name="Index_20_Link" text:visited-style-name="Index_20_Link">7. Оглавление<text:tab/>7</text:a></text:p>
        </text:index-body>
      </text:table-of-content>
      <text:p text:style-name="P13"/>
      <text:h xml:id="id1151364038" text:style-name="Heading_20_1" text:outline-level="1"><text:bookmark-start text:name="__RefHeading___Toc653_1771585153" xml:id="id1761867095"/>1. Введение<text:bookmark-end text:name="__RefHeading___Toc653_1771585153"/></text:h>
      <text:p text:style-name="P17"/>
      <text:p text:style-name="P18"><text:span text:style-name="T227">Для </text:span><text:span text:style-name="T44">тестирования экспорта текста</text:span> статьи из LibreOffice Writer в Habr Flavored Markdown:</text:p>
      <text:p text:style-name="P37">1. Установите <text:span text:style-name="T229">LibreOffice </text:span>версии 7.2.4.1 (х<text:span text:style-name="T1">64</text:span>) или выше</text:p>
      <text:p text:style-name="P18"><text:span text:style-name="T233">2.</text:span> <text:span text:style-name="T233">П</text:span><text:span text:style-name="T227">ройдите по ссылке: </text:span><text:a xlink:type="simple" xlink:href="https://github.com/bda-user/libre_office_macro/blob/main/libre_office_export.odt" text:style-name="Internet_20_link" text:visited-style-name="Visited_20_Internet_20_Link"><text:span text:style-name="T227">https://github.com/bda-user/libre_office_macro/blob/main/libre_office_export.odt</text:span></text:a></text:p>
      <text:p text:style-name="P34"><text:span text:style-name="T233">3. </text:span>Скачайте файл <text:span text:style-name="T228">«libre_office_export.odt»</text:span>.</text:p>
      <text:p text:style-name="P34"><text:span text:style-name="T233">4.</text:span> <text:span text:style-name="T232">Откройте указанный файл.</text:span></text:p>
      <text:p text:style-name="P35"><text:span text:style-name="T233">5. </text:span><text:span text:style-name="T228">Для запуска макроса выбираем в</text:span><text:span text:style-name="T210"> главном меню — </text:span><text:span text:style-name="T228">Сервис</text:span><text:span text:style-name="T210"> — </text:span><text:span text:style-name="T228">Макросы — Выполнить макрос.</text:span></text:p>
      <text:p text:style-name="P35"><text:span text:style-name="T234">6.</text:span><text:span text:style-name="T228"> В поле «Библиотека»:</text:span></text:p>
      <text:p text:style-name="P33"><text:span text:style-name="T228">- </text:span><text:span text:style-name="T230">раскрываем пункт</text:span><text:span text:style-name="T228"> «libre_office_export.odt»,</text:span></text:p>
      <text:p text:style-name="P33"><text:soft-page-break/><text:span text:style-name="T228">- </text:span><text:span text:style-name="T230">раскрываем пункт «</text:span><text:span text:style-name="T15">DocExport</text:span><text:span text:style-name="T230">»,</text:span></text:p>
      <text:p text:style-name="P33"><text:span text:style-name="T230">- выбираем пункт «</text:span><text:span text:style-name="T15">DocModel</text:span><text:span text:style-name="T230">»,</text:span></text:p>
      <text:p text:style-name="P36"><text:span text:style-name="T235">7</text:span><text:span text:style-name="T234">.</text:span><text:span text:style-name="T228"> В поле «</text:span><text:span text:style-name="T235">Имя макроса</text:span><text:span text:style-name="T228">»</text:span><text:span text:style-name="T230"> выбираем </text:span><text:span text:style-name="T231">макрос</text:span><text:span text:style-name="T230"> «</text:span><text:span text:style-name="T15">MakeDocHfmView</text:span><text:span text:style-name="T230">».</text:span></text:p>
      <text:p text:style-name="P50">В папке со скач<text:span text:style-name="T254">а</text:span>нным файлом появится новый файл «libre_office_export_export_hfm.txt».</text:p>
      <text:p text:style-name="P50"/>
      <text:p text:style-name="P54">Для <text:span text:style-name="T7">экспорта в HTML</text:span><text:span text:style-name="T1"> </text:span>в пункте 7 выбираем <text:span text:style-name="T231">макрос</text:span><text:span text:style-name="T230"> «</text:span><text:span text:style-name="T15">MakeDocH</text:span><text:span text:style-name="T25">t</text:span><text:span text:style-name="T15">m</text:span><text:span text:style-name="T25">l</text:span><text:span text:style-name="T15">View</text:span><text:span text:style-name="T230">».</text:span></text:p>
      <text:p text:style-name="P52">Для <text:span text:style-name="T45">экспорта своего текста</text:span><text:span text:style-name="T261"> можно создать копию</text:span> скачанн<text:span text:style-name="T261">ого</text:span> файл<text:span text:style-name="T261">а,</text:span><text:span text:style-name="T14"> </text:span>заменить в нем текст на свой <text:span text:style-name="T253">текст</text:span>, подготовленный в соответствии с описанием в статье, и вызвать макрос.</text:p>
      <text:p text:style-name="P43"/>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89"/>
      <text:p text:style-name="P89"><text:span text:style-name="T252">Этот п</text:span><text:span text:style-name="T246">араграф содержит</text:span> <text:span text:style-name="T40">жирный</text:span> <text:span text:style-name="T246">текст </text:span>публикации, <text:span text:style-name="T186">курсивный</text:span> текст, <text:span text:style-name="T195">подчеркнутый</text:span> текст <text:span text:style-name="T93">зачеркнутый</text:span> текст.</text:p>
      <text:p text:style-name="P40"/>
      <text:p text:style-name="P40">Во время экспорта, <text:span text:style-name="T247">например, в формат </text:span><text:span text:style-name="T22">HFM </text:span><text:span text:style-name="T247">жирный текст </text:span><text:span text:style-name="T249">выделяется </text:span><text:span text:style-name="T250">двумя звездочками</text:span><text:span text:style-name="T249">:</text:span></text:p>
      <text:p text:style-name="P90"><text:span text:style-name="T249">«п</text:span><text:span text:style-name="T246">араграф содержит</text:span> **<text:span text:style-name="T211">жирный**</text:span> <text:span text:style-name="T246">текст».</text:span></text:p>
      <text:p text:style-name="P90"/>
      <text:p text:style-name="P97"><text:span text:style-name="T47">Особые случаи</text:span><text:span text:style-name="T218">.</text:span></text:p>
      <text:p text:style-name="P92">Однако <text:span text:style-name="T255">иногда </text:span>при просмотре файла экспорта можно увидеть следующее:</text:p>
      <text:p text:style-name="P91"><text:span text:style-name="T249">«п</text:span><text:span text:style-name="T246">араграф содержит</text:span> <text:span text:style-name="T302">\</text:span>*<text:span text:style-name="T302">\</text:span>*<text:span text:style-name="T211">жир</text:span><text:span text:style-name="T222">\</text:span><text:span text:style-name="T211">*</text:span><text:span text:style-name="T222">\</text:span><text:span text:style-name="T211">*</text:span><text:span text:style-name="T222">\</text:span><text:span text:style-name="T211">*</text:span><text:span text:style-name="T222">\</text:span><text:span text:style-name="T211">*ный</text:span><text:span text:style-name="T222">\</text:span><text:span text:style-name="T211">*</text:span><text:span text:style-name="T222">\</text:span><text:span text:style-name="T211">*</text:span> <text:span text:style-name="T246">текст»,</text:span></text:p>
      <text:p text:style-name="P94">что может нарушить форматирование.</text:p>
      <text:p text:style-name="P91"/>
      <text:p text:style-name="P93">Как правило, это случается когда мы сначала пишем слово «жир», форматируем его, применяя стиль «<text:span text:style-name="T1">bold</text:span>», затем продолжаем писать, вставляя буквы «<text:span text:style-name="T213">ный</text:span>», <text:span text:style-name="T256">т. е. редактируем отформатированный текст</text:span>. В <text:span text:style-name="T251">результате в</text:span>нутри <text:span text:style-name="T229">LibreOffice Writer </text:span><text:span text:style-name="T251">слово «</text:span><text:span text:style-name="T213">жирный</text:span><text:span text:style-name="T251">» состоит из двух слов «</text:span><text:span text:style-name="T213">жир» </text:span><text:span text:style-name="T214">и</text:span><text:span text:style-name="T213"> «ный».</text:span></text:p>
      <text:p text:style-name="P99"/>
      <text:p text:style-name="P98"><text:span text:style-name="T46">Подсказка</text:span><text:span text:style-name="T218">.</text:span></text:p>
      <text:p text:style-name="P96"><text:span text:style-name="T213">Ч</text:span><text:span text:style-name="T211">тобы исправить ситуацию можно </text:span><text:span text:style-name="T217">в файле </text:span><text:span text:style-name="T17">ODT</text:span><text:span text:style-name="T211"> выделить слово «</text:span><text:span text:style-name="T213">жирный</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text:style-name="P19"/>
      <text:h text:style-name="Heading_20_2" text:outline-level="2"><text:bookmark-start text:name="__RefHeading___Toc2480_900228344"/>2.1. Ссылки<text:bookmark-end text:name="__RefHeading___Toc2480_900228344"/></text:h>
      <text:p text:style-name="P39"/>
      <text:p text:style-name="P119"><text:span text:style-name="T85">Это</text:span><text:span text:style-name="T86">т</text:span><text:span text:style-name="T85"> параграф </text:span><text:span text:style-name="T86">содержит </text:span><text:span text:style-name="T61">гиперссылку</text:span><text:span text:style-name="T86"> </text:span><text:a xlink:type="simple" xlink:href="https://habr.ru/" text:style-name="Internet_20_link" text:visited-style-name="Visited_20_Internet_20_Link"><text:span text:style-name="T87">habr_ru</text:span></text:a><text:span text:style-name="T88"> </text:span><text:span text:style-name="T72">(</text:span><text:span text:style-name="T24">URL</text:span><text:span text:style-name="T72"> https://habr.ru/)</text:span><text:span text:style-name="T170">.</text:span></text:p>
      <text:p text:style-name="P100"/>
      <text:p text:style-name="P45"><text:span text:style-name="T172">Подсказка</text:span><text:span text:style-name="T124">.</text:span></text:p>
      <text:p text:style-name="P44"><text:span text:style-name="T96">Чтобы добавить гиперссылку необходимо </text:span><text:span text:style-name="T104">выделить текст, который будет текстом ссылки, затем</text:span><text:span text:style-name="T96">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49">Int</text:span><text:span text:style-name="T150">e</text:span><text:span text:style-name="T149">rnet</text:span><text:span text:style-name="T97">» </text:span><text:span text:style-name="T108">в разделе «</text:span><text:span text:style-name="T109">Тип гиперссылки</text:span><text:span text:style-name="T108">» </text:span><text:span text:style-name="T98">заполнить поле </text:span><text:span text:style-name="T151">URL.</text:span></text:p>
      <text:p text:style-name="P102"/>
      <text:p text:style-name="P38">Это<text:span text:style-name="T245">т</text:span> параграф <text:span text:style-name="T245">содержит </text:span><text:span text:style-name="T187">ссылку внутри текста</text:span><text:span text:style-name="T193">.</text:span><text:span text:style-name="T2"> </text:span><text:span text:style-name="T192">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188"> </text:span><text:span text:style-name="T193">(ссылка внутри текста </text:span><text:span text:style-name="T6">#ref</text:span><text:span text:style-name="T196">_1</text:span><text:span text:style-name="T193">).</text:span></text:p>
      <text:p text:style-name="P38"/>
      <text:p text:style-name="P45"><text:span text:style-name="T172">Подсказка</text:span><text:span text:style-name="T124">.</text:span></text:p>
      <text:p text:style-name="P45"><text:span text:style-name="T96">Чтобы добавить ссылку внутри текста</text:span><text:span text:style-name="T148"> </text:span><text:span text:style-name="T105">документа</text:span><text:span text:style-name="T148"> </text:span><text:span text:style-name="T96">необходимо:</text:span></text:p>
      <text:p text:style-name="P46"><text:soft-page-break/><text:span text:style-name="T96">1. </text:span><text:span text:style-name="T99">В месте текст</text:span><text:span text:style-name="T103">а</text:span><text:span text:style-name="T99">, куда будет вести ссылка, </text:span><text:span text:style-name="T100">необходимо </text:span><text:span text:style-name="T103">установить курсор, затем </text:span><text:span text:style-name="T97">в меню «Вставка» выбрать пункт</text:span><text:span text:style-name="T99"> «Закладка», </text:span><text:span text:style-name="T101">в поле «Имя» ввести </text:span><text:span text:style-name="T112">текст</text:span><text:span text:style-name="T101">, например, «</text:span><text:span text:style-name="T152">ref_1</text:span><text:span text:style-name="T101">» и нажать </text:span><text:span text:style-name="T102">кнопку «Вставить».</text:span></text:p>
      <text:p text:style-name="P47"><text:span text:style-name="T102">2. </text:span><text:span text:style-name="T106">Н</text:span><text:span text:style-name="T100">еобходимо </text:span><text:span text:style-name="T104">выделить текст, который будет текстом ссылки, затем</text:span><text:span text:style-name="T100">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53">Document</text:span><text:span text:style-name="T97">»</text:span><text:span text:style-name="T107"> </text:span><text:span text:style-name="T97">в разделе «</text:span><text:span text:style-name="T110">Цель в документе</text:span><text:span text:style-name="T97">» </text:span><text:span text:style-name="T98">заполнить поле «</text:span><text:span text:style-name="T110">Цель</text:span><text:span text:style-name="T98">», </text:span><text:span text:style-name="T110">вставив имя закладки, например, «</text:span><text:span text:style-name="T154">ref</text:span><text:span text:style-name="T111">_1</text:span><text:span text:style-name="T110">» без решетки </text:span><text:span text:style-name="T154">#</text:span><text:span text:style-name="T151">.</text:span></text:p>
      <text:p text:style-name="P20"/>
      <text:h text:style-name="Heading_20_2" text:outline-level="2"><text:bookmark-start text:name="__RefHeading___Toc653_177158515321"/>2.2. Списки<text:bookmark-end text:name="__RefHeading___Toc653_177158515321"/></text:h>
      <text:p text:style-name="P16"/>
      <text:p xml:id="id1912248105" text:style-name="P16"><text:span text:style-name="T257">Маркированный с</text:span>пис<text:span text:style-name="T257">о</text:span>к, <text:span text:style-name="T190">вложенны</text:span><text:span text:style-name="T257">й маркированный список</text:span></text:p>
      <text:list xml:id="list2816859191" text:style-name="L1">
        <text:list-item>
          <text:p xml:id="id2912878584" text:style-name="P146">элемент 1</text:p>
        </text:list-item>
        <text:list-item>
          <text:p xml:id="id1408779387" text:style-name="P146">элемент 2</text:p>
          <text:list>
            <text:list-item>
              <text:p xml:id="id1071695666" text:style-name="P146">элемент <text:span text:style-name="T190">2.</text:span>1</text:p>
            </text:list-item>
            <text:list-item>
              <text:p xml:id="id2420295588" text:style-name="P146">элемент <text:span text:style-name="T190">2.</text:span>2</text:p>
            </text:list-item>
          </text:list>
        </text:list-item>
      </text:list>
      <text:p text:style-name="P22"/>
      <text:p text:style-name="P22"><text:span text:style-name="T257">Н</text:span>умерованный <text:span text:style-name="T257">с</text:span>писок, <text:span text:style-name="T191">вложенный </text:span><text:span text:style-name="T257">н</text:span><text:span text:style-name="T191">умерованный список</text:span></text:p>
      <text:list xml:id="list831780886" text:style-name="L2">
        <text:list-item>
          <text:p xml:id="id2814914064" text:style-name="P147">элемент</text:p>
        </text:list-item>
        <text:list-item>
          <text:p text:style-name="P147">элемент</text:p>
          <text:list>
            <text:list-item>
              <text:p xml:id="id1161231205" text:style-name="P147">элемент <text:span text:style-name="T191">2.</text:span>1</text:p>
            </text:list-item>
            <text:list-item>
              <text:p text:style-name="P147">элемент <text:span text:style-name="T191">2.</text:span>2</text:p>
            </text:list-item>
          </text:list>
        </text:list-item>
      </text:list>
      <text:p text:style-name="P48"/>
      <text:p text:style-name="P62"><text:span text:style-name="T48">Подсказка</text:span>.</text:p>
      <text:p text:style-name="P55"><text:span text:style-name="T263">1. </text:span>Чтобы применить формат списков необходимо <text:span text:style-name="T262">выделить фрагмент текста и</text:span> <text:span text:style-name="T97">в меню «</text:span><text:span text:style-name="T113">Формат</text:span><text:span text:style-name="T97">» выбрать пункт «</text:span><text:span text:style-name="T114">Списки</text:span><text:span text:style-name="T97">», </text:span><text:span text:style-name="T115">затем выбрать тип списка: Маркированный список или Нумерованный список.</text:span></text:p>
      <text:p text:style-name="P55"><text:span text:style-name="T122">2. </text:span><text:span text:style-name="T118">Возможны «смешанные» списки, </text:span><text:span text:style-name="T119">т. е. формат можно применять независимо к каждому пункту</text:span><text:span text:style-name="T115"> спис</text:span><text:span text:style-name="T119">ка / вложенного списка.</text:span></text:p>
      <text:p text:style-name="P55"><text:span text:style-name="T122">3. </text:span><text:span text:style-name="T116">Перевод строки после нажатия клавиши «</text:span><text:span text:style-name="T155">Enter</text:span><text:span text:style-name="T116">» продолжает список, два подряд перевода строки отменяет дальнейшее использование формата списка.</text:span></text:p>
      <text:p text:style-name="P56"><text:span text:style-name="T122">4. </text:span><text:span text:style-name="T117">Н</text:span><text:span text:style-name="T116">ажати</text:span><text:span text:style-name="T117">е</text:span><text:span text:style-name="T116"> клавиши «</text:span><text:span text:style-name="T156">Tab</text:span><text:span text:style-name="T116">» </text:span><text:span text:style-name="T117">при установленном курсоре в начале пункта списка</text:span><text:span text:style-name="T116"> </text:span><text:span text:style-name="T117">начинает вложенный список </text:span><text:span text:style-name="T120">(визуально у</text:span><text:span text:style-name="T121">величив</text:span><text:span text:style-name="T120">ает отступ)</text:span><text:span text:style-name="T117">.</text:span></text:p>
      <text:p text:style-name="P56"><text:span text:style-name="T122">5. </text:span><text:span text:style-name="T117">Н</text:span><text:span text:style-name="T116">ажати</text:span><text:span text:style-name="T117">е</text:span><text:span text:style-name="T116"> клавиш «</text:span><text:span text:style-name="T156">Shift-Tab</text:span><text:span text:style-name="T116">» </text:span><text:span text:style-name="T117">при установленном курсоре в начале пункта списка</text:span><text:span text:style-name="T116"> </text:span><text:span text:style-name="T117">переводит пункт вложенного списка на более высокий уровень </text:span><text:span text:style-name="T120">(визуально уменьшает отступ)</text:span><text:span text:style-name="T117">.</text:span></text:p>
      <text:p text:style-name="P49"/>
      <text:h text:style-name="P143" text:outline-level="2"><text:bookmark-start text:name="__RefHeading___Toc653_1771585153211"/>2.3. Цитата<text:bookmark-end text:name="__RefHeading___Toc653_1771585153211"/></text:h>
      <text:p text:style-name="P105"/>
      <text:p text:style-name="P105"><text:span text:style-name="T264">Пример ц</text:span>итат<text:span text:style-name="T264">ы</text:span></text:p>
      <text:p text:style-name="P105"/>
      <text:p text:style-name="P88"><text:span text:style-name="T40">Текст</text:span> <text:span text:style-name="T66">цитаты </text:span><text:span text:style-name="T67">(начало)</text:span></text:p>
      <text:p text:style-name="P21"><text:span text:style-name="T195">продолжение</text:span> цитаты</text:p>
      <text:p text:style-name="Standard"/>
      <text:p text:style-name="P63"><text:span text:style-name="T49">Подсказка</text:span>.</text:p>
      <text:p text:style-name="P58"><text:span text:style-name="T263">1. </text:span>Чтобы применить формат <text:span text:style-name="T264">цитаты необходимо использовать</text:span><text:span text:style-name="T265"> стиль абзаца «Блочная цитата»</text:span><text:span text:style-name="T115">.</text:span></text:p>
      <text:p text:style-name="P57"><text:span text:style-name="T123">2</text:span><text:span text:style-name="T122">. </text:span><text:span text:style-name="T116">Перевод строки после нажатия клавиши «</text:span><text:span text:style-name="T155">Enter</text:span><text:span text:style-name="T116">» продолжает </text:span><text:span text:style-name="T123">цитату</text:span><text:span text:style-name="T116">, два подряд перевода строки отменяет дальнейшее использование формата </text:span><text:span text:style-name="T123">цитаты</text:span><text:span text:style-name="T116">.</text:span></text:p>
      <text:p text:style-name="Standard"/>
      <text:h text:style-name="Heading_20_2" text:outline-level="2"><text:bookmark-start text:name="__RefHeading___Toc4384_2248946202"/>2.4. Исходный код<text:bookmark-end text:name="__RefHeading___Toc4384_2248946202"/></text:h>
      <text:p text:style-name="P110"/>
      <text:p xml:id="id2096528206" text:style-name="P112"><text:bookmark text:name="ref_1"/><text:soft-page-break/>Листинг № 1. <text:span text:style-name="T289">Для форматирования</text:span><text:span text:style-name="T271"> исходного кода </text:span><text:span text:style-name="T289">и</text:span><text:span text:style-name="T270">спользуем с</text:span><text:span text:style-name="T197">тиль абзаца «</text:span><text:span text:style-name="T10">code_vbscript</text:span><text:span text:style-name="T197">»</text:span><text:span text:style-name="T271">.</text:span></text:p>
      <text:p text:style-name="P111"/>
      <text:p text:style-name="P135"><text:span text:style-name="T40">Скрип автоматически добавляет нумерацию строк кода</text:span>.</text:p>
      <text:p text:style-name="P111"/>
      <text:p xml:id="id2904957745" text:style-name="P115">Sub Example</text:p>
      <text:p xml:id="id3733133973" text:style-name="P115"><text:s text:c="4"/>Dim FileNo As Integer, Filename As String, CurLine As String</text:p>
      <text:p xml:id="id2523030122" text:style-name="P115"><text:s text:c="4"/>Dim Doc As Object</text:p>
      <text:p xml:id="id3844495525" text:style-name="P115"><text:s text:c="4"/>Dim Enum1 As Object, Enum2 As Object</text:p>
      <text:p text:style-name="P115"><text:s text:c="4"/>Dim TextElement As Object, TextPortion As Object</text:p>
      <text:p text:style-name="Standard"/>
      <text:p text:style-name="P41"><text:span text:style-name="T315">1. </text:span>Во время экспорта <text:span text:style-name="T247">в формат </text:span><text:span text:style-name="T22">HFM </text:span><text:span text:style-name="T267">исходный код</text:span><text:span text:style-name="T247"> </text:span><text:span text:style-name="T249">выделяется</text:span><text:span text:style-name="T268"> символами «</text:span><text:span text:style-name="T301">\</text:span><text:span text:style-name="T95">`</text:span><text:span text:style-name="T177">\</text:span><text:span text:style-name="T95">`</text:span><text:span text:style-name="T177">\</text:span><text:span text:style-name="T95">`</text:span><text:span text:style-name="T268">» в начале и в конце блока кода. </text:span><text:span text:style-name="T177">С</text:span><text:span text:style-name="T178">имвол</text:span><text:span text:style-name="T177">ы</text:span><text:span text:style-name="T178"> «</text:span><text:span text:style-name="T177">\</text:span><text:span text:style-name="T95">`</text:span><text:span text:style-name="T177">\</text:span><text:span text:style-name="T95">`</text:span><text:span text:style-name="T177">\</text:span><text:span text:style-name="T95">`</text:span><text:span text:style-name="T178">» </text:span><text:span text:style-name="T177">в </text:span><text:span text:style-name="T179">начале</text:span><text:span text:style-name="T177"> блока могут быть дополнены </text:span><text:span text:style-name="T179">словом</text:span><text:span text:style-name="T177"> «</text:span><text:span text:style-name="T95">vbscript» </text:span><text:span text:style-name="T182">(</text:span><text:span text:style-name="T177">\</text:span><text:span text:style-name="T95">`</text:span><text:span text:style-name="T177">\</text:span><text:span text:style-name="T95">`</text:span><text:span text:style-name="T177">\</text:span><text:span text:style-name="T95">`vbscript</text:span><text:span text:style-name="T182">)</text:span><text:span text:style-name="T95">, </text:span><text:span text:style-name="T180">чтобы </text:span><text:span text:style-name="T166">HFM </text:span><text:span text:style-name="T180">применил оформление соответствующее </text:span><text:span text:style-name="T167">BASIC’</text:span><text:span text:style-name="T180">у</text:span><text:span text:style-name="T177">.</text:span></text:p>
      <text:p text:style-name="P81"><text:span text:style-name="T177">2. Во время экспорта </text:span><text:span text:style-name="T181">в формат </text:span><text:span text:style-name="T166">H</text:span><text:span text:style-name="T168">TML</text:span><text:span text:style-name="T166"> </text:span><text:span text:style-name="T183">в начале блока кода вставляется строка:</text:span></text:p>
      <text:p text:style-name="P42"><text:span text:style-name="T169">&amp;lt;</text:span><text:span text:style-name="T166">pre class="code vbscript"</text:span><text:span text:style-name="T169">&amp;gt;</text:span></text:p>
      <text:p text:style-name="P80"><text:span text:style-name="T95">в</text:span><text:span text:style-name="T184"> </text:span><text:span text:style-name="T95">конце блока кода:</text:span></text:p>
      <text:p text:style-name="P42"><text:span text:style-name="T169">&amp;lt;/</text:span><text:span text:style-name="T166">pre</text:span><text:span text:style-name="T169">&amp;gt;</text:span></text:p>
      <text:p text:style-name="Standard"/>
      <text:p text:style-name="P64"><text:span text:style-name="T49">Подсказка</text:span>.</text:p>
      <text:p text:style-name="P60"><text:span text:style-name="T263">1. </text:span>Чтобы<text:span text:style-name="T264"> использовать</text:span> формат <text:span text:style-name="T266">исходного кода</text:span><text:span text:style-name="T129"> </text:span><text:span text:style-name="T138">в файле </text:span><text:span text:style-name="T164">ODT</text:span><text:span text:style-name="T264"> необходимо </text:span><text:span text:style-name="T269">выделить текст и</text:span> применить<text:span text:style-name="T265"> стиль абзаца «</text:span><text:span text:style-name="T10">code_vbscript</text:span><text:span text:style-name="T265">»</text:span><text:span text:style-name="T115">.</text:span></text:p>
      <text:p text:style-name="P61"><text:span text:style-name="T123">2</text:span><text:span text:style-name="T122">. </text:span><text:span text:style-name="T125">Чтобы </text:span><text:span text:style-name="T139">использовать</text:span><text:span text:style-name="T125"> </text:span><text:span text:style-name="T127">в формат</text:span><text:span text:style-name="T125">е</text:span><text:span text:style-name="T127"> </text:span><text:span text:style-name="T157">HFM </text:span><text:span text:style-name="T128">исходный код </text:span><text:span text:style-name="T125">на другом языке программирования </text:span><text:span text:style-name="T129">необходимо </text:span><text:span text:style-name="T138">в файле </text:span><text:span text:style-name="T164">ODT </text:span><text:span text:style-name="T129">создать новый стиль, например, </text:span><text:span text:style-name="T130">«</text:span><text:span text:style-name="T158">code_</text:span><text:span text:style-name="T159">cpp</text:span><text:span text:style-name="T130">» </text:span><text:span text:style-name="T144">и использовать его для форматирования</text:span><text:span text:style-name="T115">. </text:span><text:span text:style-name="T131">Тогда блок кода </text:span><text:span text:style-name="T127">в формат</text:span><text:span text:style-name="T125">е</text:span><text:span text:style-name="T127"> </text:span><text:span text:style-name="T157">HFM </text:span><text:span text:style-name="T131">начнется с символов «</text:span><text:span text:style-name="T145">\</text:span><text:span text:style-name="T126">`</text:span><text:span text:style-name="T145">\</text:span><text:span text:style-name="T126">`</text:span><text:span text:style-name="T145">\</text:span><text:span text:style-name="T126">`</text:span><text:span text:style-name="T160">cpp</text:span><text:span text:style-name="T131">».</text:span></text:p>
      <text:p text:style-name="P70"><text:span text:style-name="T131">3. </text:span><text:span text:style-name="T125">Чтобы </text:span><text:span text:style-name="T129">создать новый стиль </text:span><text:span text:style-name="T138">в файле </text:span><text:span text:style-name="T164">ODT</text:span><text:span text:style-name="T129">, например, </text:span><text:span text:style-name="T130">«</text:span><text:span text:style-name="T158">code_</text:span><text:span text:style-name="T159">cpp</text:span><text:span text:style-name="T130">» </text:span><text:span text:style-name="T96">на основе стиля </text:span><text:span text:style-name="T130">«</text:span><text:span text:style-name="T158">code_vbscript</text:span><text:span text:style-name="T130">» </text:span><text:span text:style-name="T132">необходимо в меню «Стили» выбрать пункт «Управление стилями» </text:span><text:span text:style-name="T133">(</text:span><text:span text:style-name="T161">F11</text:span><text:span text:style-name="T133">), </text:span><text:span text:style-name="T134">затем</text:span><text:span text:style-name="T162"> </text:span><text:span text:style-name="T163">в</text:span><text:span text:style-name="T136"> панели</text:span><text:span text:style-name="T134"> выбрать </text:span><text:span text:style-name="T96">стил</text:span><text:span text:style-name="T134">ь</text:span><text:span text:style-name="T96"> </text:span><text:span text:style-name="T130">«</text:span><text:span text:style-name="T158">code_vbscript</text:span><text:span text:style-name="T130">», </text:span><text:span text:style-name="T135">нажать на нем правой клавишей мыши и в контекстном меню выбрать пункт «Создать», </text:span><text:span text:style-name="T136">в открывшемся диалоге на вкладке «Управление» в разделе «</text:span><text:span text:style-name="T137">Стиль</text:span><text:span text:style-name="T136">» </text:span><text:span text:style-name="T137">в поле «Имя» ввести название стиля «</text:span><text:span text:style-name="T158">code_</text:span><text:span text:style-name="T159">cpp</text:span><text:span text:style-name="T137">» </text:span><text:span text:style-name="T140">и нажать кнопку «ОК»</text:span><text:span text:style-name="T137">.</text:span></text:p>
      <text:p text:style-name="P59"><text:span text:style-name="T142">4</text:span><text:span text:style-name="T125">. </text:span><text:span text:style-name="T116">Перевод строки после нажатия клавиши «</text:span><text:span text:style-name="T155">Enter</text:span><text:span text:style-name="T116">» продолжает </text:span><text:span text:style-name="T141">выбранный формат</text:span><text:span text:style-name="T116">, два подряд перевода строки отменяет дальнейшее использование формата.</text:span></text:p>
      <text:p text:style-name="P77"><text:span text:style-name="T116">5. </text:span><text:span text:style-name="T96">Чтобы добавить пустую строку в блок кода необходимо после первого </text:span><text:span text:style-name="T116">нажатия клавиши «</text:span><text:span text:style-name="T155">Enter</text:span><text:span text:style-name="T116">» </text:span><text:span text:style-name="T96">ввести символ пробела, а затем повторно</text:span><text:span text:style-name="T116"> нажат</text:span><text:span text:style-name="T96">ь</text:span><text:span text:style-name="T116"> клавиш</text:span><text:span text:style-name="T96">у</text:span><text:span text:style-name="T116"> «</text:span><text:span text:style-name="T155">Enter</text:span><text:span text:style-name="T116">», </text:span><text:span text:style-name="T146">иначе </text:span><text:span text:style-name="T147">стиль</text:span><text:span text:style-name="T146"> </text:span><text:span text:style-name="T130">«</text:span><text:span text:style-name="T158">code_vbscript</text:span><text:span text:style-name="T130">»</text:span><text:span text:style-name="T146"> «сбросится» </text:span><text:span text:style-name="T147">и у текущего абзаца будет</text:span><text:span text:style-name="T146"> </text:span><text:span text:style-name="T147">стиль</text:span><text:span text:style-name="T146"> «Базовый».</text:span></text:p>
      <text:p text:style-name="P101"/>
      <text:h text:style-name="P139"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style-name="TableLine2442214575280">
          <table:table-cell table:style-name="Таблица2.A1" office:value-type="string">
            <text:p text:style-name="P1"><text:span text:style-name="T70">Заголовок</text:span> 1</text:p>
          </table:table-cell>
          <table:table-cell table:style-name="Таблица2.A1" office:value-type="string">
            <text:p text:style-name="P1"><text:span text:style-name="T70">Заголовок</text:span> 2</text:p>
          </table:table-cell>
          <table:table-cell table:style-name="Таблица2.C1" office:value-type="string">
            <text:p text:style-name="P1"><text:span text:style-name="T70">Заголовок</text:span> <text:span text:style-name="T54">3</text:span></text:p>
          </table:table-cell>
        </table:table-row>
        <table:table-row table:style-name="TableLine2442214574192">
          <table:table-cell table:style-name="Таблица2.A2" office:value-type="string">
            <text:p text:style-name="P1"><text:span text:style-name="T70">Ячейка</text:span> 1 </text:p>
            <text:p text:style-name="P1"><text:span text:style-name="T70">Текст </text:span><text:span text:style-name="T58">жирный</text:span> </text:p>
            <text:p text:style-name="P85">Продолжение текста</text:p>
          </table:table-cell>
          <table:table-cell table:style-name="Таблица2.A2" office:value-type="string">
            <text:p text:style-name="P1"><text:span text:style-name="T70">Ячейка</text:span> 2 </text:p>
            <text:p text:style-name="P3"><text:span text:style-name="T73">Текст </text:span><text:span text:style-name="T185">cursive</text:span>,<text:span text:style-name="T56"> </text:span><text:span text:style-name="T70">текст</text:span><text:span text:style-name="T56"> </text:span><text:span text:style-name="T65">подчеркнутый</text:span><text:span text:style-name="T70">, текст </text:span><text:span text:style-name="T94">зачеркнутый</text:span></text:p>
          </table:table-cell>
          <table:table-cell table:style-name="Таблица2.C2" office:value-type="string">
            <text:p text:style-name="P1"><text:span text:style-name="T70">Ячейка</text:span> <text:span text:style-name="T54">3 </text:span></text:p>
            <text:p text:style-name="P1"><text:span text:style-name="T70">Ссылка</text:span><text:span text:style-name="T71"> </text:span><text:a xlink:type="simple" xlink:href="https://habr.ru/" text:style-name="Internet_20_link" text:visited-style-name="Visited_20_Internet_20_Link"><text:span text:style-name="T55">habr_ru</text:span></text:a><text:span text:style-name="T188"> </text:span><text:span text:style-name="T72">(гиперссылка https://habr.ru/)</text:span></text:p>
          </table:table-cell>
        </table:table-row>
      </table:table>
      <text:p text:style-name="P109"/>
      <text:p text:style-name="P64"><text:span text:style-name="T49">Подсказка</text:span>.</text:p>
      <text:p text:style-name="P71"><text:span text:style-name="T143">1. Чтобы вставить в файл </text:span><text:span text:style-name="T165">ODT</text:span><text:span text:style-name="T143"> таблицу </text:span><text:span text:style-name="T132">необходимо в меню «</text:span><text:span text:style-name="T143">Таблица</text:span><text:span text:style-name="T132">» выбрать пункт «</text:span><text:span text:style-name="T143">Вставить таблицу</text:span><text:span text:style-name="T132">».</text:span></text:p>
      <text:p text:style-name="P72"><text:span text:style-name="T132">2. </text:span><text:span text:style-name="T96">Формат </text:span><text:span text:style-name="T171">HFM поддерживает только «простые» таблицы без объединения ячеек</text:span><text:span text:style-name="T96"> и </text:span><text:span text:style-name="T171">не поддерживает перевод строки внутри ячейки</text:span><text:span text:style-name="T96">.</text:span></text:p>
      <text:p text:style-name="P72"><text:soft-page-break/><text:span text:style-name="T96">3. Для корректного экспорта в формат </text:span><text:span text:style-name="T148">HFM </text:span><text:span text:style-name="T171">абзацы внутри каждой ячейки объединяются в один абзац</text:span><text:span text:style-name="T96">, поэтому желательно в конце абзаца внутри ячейки в </text:span><text:span text:style-name="T143">файл</text:span><text:span text:style-name="T96">е</text:span><text:span text:style-name="T143"> </text:span><text:span text:style-name="T165">ODT </text:span><text:span text:style-name="T96">ставить пробел.</text:span></text:p>
      <text:p text:style-name="P109"/>
      <text:h text:style-name="Heading_20_1" text:outline-level="1"><text:bookmark-start text:name="__RefHeading___Toc655_1771585153"/>4. Картинки<text:bookmark-end text:name="__RefHeading___Toc655_1771585153"/></text:h>
      <text:p text:style-name="P113"/>
      <text:p text:style-name="P113">Для вставки изображения, необходимо выбрать в главном меню — Вставка — Изображение, затем выбрать файл картинки. <text:span text:style-name="T199">Изображение будет добавлено в редактируемый файл </text:span><text:span text:style-name="T12">ODT.</text:span></text:p>
      <text:p text:style-name="P27"/>
      <text:p text:style-name="P65"><text:span text:style-name="T49">Подсказка</text:span>.</text:p>
      <text:p text:style-name="P27">Чтобы <text:span text:style-name="T40">экспортировать документ</text:span> в формат <text:span text:style-name="T1">(HFM </text:span>или <text:span text:style-name="T1">HTML)</text:span>, пригодный <text:span text:style-name="T40">для размещения в интернете</text:span>, можно:</text:p>
      <text:p text:style-name="P27"><text:span text:style-name="T212">1. </text:span><text:span text:style-name="T42">Предварительно разместить картинки в интернете</text:span>, например, на <text:span text:style-name="T1">Gith</text:span><text:span text:style-name="T39">u</text:span><text:span text:style-name="T1">b.com.</text:span></text:p>
      <text:p text:style-name="P29"><text:span text:style-name="T300">2.</text:span><text:span text:style-name="T273"> </text:span>Для этого регистрируемся <text:span text:style-name="T203">на </text:span><text:span text:style-name="T1">Gith</text:span><text:span text:style-name="T39">u</text:span><text:span text:style-name="T1">b.com</text:span>, создаем репозиторий. <text:span text:style-name="T237">Чтобы файлы были доступны <text:s/></text:span><text:span text:style-name="T238">всем пользователям </text:span><text:span text:style-name="T237">необходимо </text:span><text:span text:style-name="T238">выбрать созданный репозиторий, </text:span><text:span text:style-name="T239">нажать кнопку с шестеренкой «</text:span><text:span text:style-name="T18">Settings</text:span><text:span text:style-name="T239">», </text:span><text:span text:style-name="T240">на вкладке «</text:span><text:span text:style-name="T19">General</text:span><text:span text:style-name="T240">» внизу в разделе «Danger Zone» </text:span><text:span text:style-name="T241">в первом пункте <text:s/>«Change repository visibility» справа нажать кнопку «</text:span><text:span text:style-name="T20">Change </text:span><text:span text:style-name="T241">visibility» </text:span><text:span text:style-name="T242">и выбрать </text:span><text:span text:style-name="T241">«</text:span><text:span text:style-name="T20">Change </text:span><text:span text:style-name="T21">to public</text:span><text:span text:style-name="T241">».</text:span></text:p>
      <text:p text:style-name="P28"><text:span text:style-name="T300">3.</text:span><text:span text:style-name="T273"> </text:span><text:span text:style-name="T237">В</text:span>нутри репозитория нажимаем кнопку «<text:span text:style-name="T1">Add file</text:span>», выбираем «<text:span text:style-name="T1">Create new file</text:span>». Вместо имени файла вводим «имя_папки/» <text:span text:style-name="T201">(после имени папки обязательно вв</text:span><text:span text:style-name="T273">одим</text:span><text:span text:style-name="T201"> </text:span><text:span text:style-name="T41">слеш</text:span><text:span text:style-name="T201">)</text:span> затем «имя_файла». Это <text:span text:style-name="T40">позволит создать каталог</text:span> «имя_папки» <text:span text:style-name="T204">и пустой файл </text:span>«имя_файла». Входим в <text:span text:style-name="T274">созданный </text:span>каталог вызываем диалог «<text:span text:style-name="T1">Add file</text:span>», выбираем <text:span text:style-name="T274">кнопку</text:span> «<text:span text:style-name="T1">Upload files</text:span>», <text:span text:style-name="T200">загружаем картинки</text:span>. <text:span text:style-name="T202">Войдя в каталог и нажав на ссылку загруженной картинки, </text:span><text:span text:style-name="T203">наводим курсор на картинку, в контекстном меню выбираем «Открыть изображение в новой вкладке», в строке адреса будет </text:span><text:span text:style-name="T206">постоянная </text:span><text:span text:style-name="T203">ссылка на картинку в формате </text:span><text:span text:style-name="T13">URL.</text:span></text:p>
      <text:p text:style-name="P114"><text:span text:style-name="T300">4</text:span><text:span text:style-name="T205">. </text:span>После вставки изображения <text:span text:style-name="T206">в файл</text:span><text:span text:style-name="T199"> </text:span><text:span text:style-name="T12">ODT</text:span><text:span text:style-name="T206"> </text:span>можно вызвать диалог «Свойства» картинки: клавиша «<text:span text:style-name="T1">F4</text:span>» или Контекстное меню — Свойства, <text:span text:style-name="T275">н</text:span>а вкладке «Изображение» <text:span text:style-name="T276">в </text:span>раздел<text:span text:style-name="T276">е</text:span> «Связь» <text:span text:style-name="T276">в </text:span>поле «<text:span text:style-name="T198">Имя файла</text:span>» <text:span text:style-name="T198">можно </text:span><text:span text:style-name="T9">указать ссылку на источник картинки в интернете в формате URL</text:span><text:span text:style-name="T11"> (</text:span><text:span text:style-name="T76">например, https://raw.githubusercontent.com/bda-user/libre_office_macro/main/img/01.jpg</text:span><text:span text:style-name="T11">).</text:span></text:p>
      <text:p text:style-name="P78"><text:span text:style-name="T300">5</text:span><text:span text:style-name="T207">. </text:span>На вкладке «Параметры» в разделе «Имена» можно заполнить поля «Альтерн<text:span text:style-name="T208">а</text:span>тива» и «Описание», <text:span text:style-name="T209">которые используются </text:span><text:span text:style-name="T199">в формат</text:span><text:span text:style-name="T236">ах</text:span><text:span text:style-name="T199"> </text:span><text:span text:style-name="T12">HFM </text:span><text:span text:style-name="T199">или </text:span><text:span text:style-name="T12">HTML. </text:span><text:span text:style-name="T303">Например, в свойствах картинки в разделе 4.1 указано: 1) </text:span>пол<text:span text:style-name="T303">е</text:span> «Альтерн<text:span text:style-name="T208">а</text:span>тива»:<text:span text:style-name="T303"> </text:span><text:span text:style-name="T304">К</text:span><text:span text:style-name="T303">артинка недоступна, </text:span><text:span text:style-name="T304">содержит заставку для статьи</text:span><text:span text:style-name="T303">, 2) поле </text:span>«Описание»: <text:span text:style-name="T318">Рис. 1. </text:span><text:span text:style-name="T317">Картинка. </text:span><text:span text:style-name="T304">З</text:span>аставк<text:span text:style-name="T304">а</text:span> для статьи.</text:p>
      <text:p text:style-name="P113"/>
      <text:h text:style-name="P145" text:outline-level="2"><text:bookmark-start text:name="__RefHeading___Toc4390_2248946202"/>4.1. Картинка вне текста<text:bookmark-end text:name="__RefHeading___Toc4390_2248946202"/></text:h>
      <text:p text:style-name="P73"/>
      <text:p text:style-name="P65"><text:span text:style-name="T49">Подсказка</text:span>.</text:p>
      <text:p text:style-name="P106"><text:span text:style-name="T69">Контекстное меню - </text:span><text:span text:style-name="T63">Обтекание</text:span> - <text:span text:style-name="T8">None</text:span></text:p>
      <text:p xml:id="id2307315826" text:style-name="P106"><text:span text:style-name="T69">Контекстное меню - </text:span><text:span text:style-name="T195">Привязка</text:span> - <text:span text:style-name="T40">К абзацу</text:span></text:p>
      <text:p text:style-name="P136"/>
      <text:p text:style-name="P82">Рис. 1. Картинка. Заставка для статьи</text:p>
      <text:p text:style-name="P104"><draw:frame draw:style-name="fr1" draw:name="Изображение1" text:anchor-type="paragraph" svg:x="0cm" svg:y="0cm" svg:width="16.26cm" svg:height="9.14cm" draw:z-index="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soft-page-break/></text:p>
      <text:h text:style-name="P144" text:outline-level="2"><text:bookmark-start text:name="__RefHeading___Toc4388_2248946202"/>4.2. Картинка внутри текста (Inline Image)<text:bookmark-end text:name="__RefHeading___Toc4388_2248946202"/></text:h>
      <text:p text:style-name="P74"/>
      <text:p text:style-name="P66"><text:span text:style-name="T49">Подсказка</text:span>.</text:p>
      <text:p text:style-name="P2"><text:span text:style-name="T69">Контекстное меню - </text:span><text:span text:style-name="T68">Привязка - </text:span><text:span text:style-name="T57">Как символ</text:span>.</text:p>
      <text:p text:style-name="P107"><text:span text:style-name="T75">Пример</text:span><text:span text:style-name="T80"> </text:span><text:span text:style-name="T59">картинки</text:span><text:span text:style-name="T69"> </text:span><text:span text:style-name="T69"><draw:frame draw:style-name="fr2" draw:name="Изображение5" text:anchor-type="as-char" svg:y="-0.448cm" svg:width="1.011cm" svg:height="0.681cm" draw:z-index="2"><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69"><text:s/></text:span><text:span text:style-name="T74">внутри</text:span><text:span text:style-name="T69"> </text:span><text:span text:style-name="T84">текста</text:span><text:span text:style-name="T69"> (</text:span><text:span text:style-name="T64">Inline Image</text:span><text:span text:style-name="T69">)</text:span></text:p>
      <text:p xml:id="id2350575823" text:style-name="P103"/>
      <text:h text:style-name="P142" text:outline-level="1"><text:bookmark-start text:name="__RefHeading___Toc4392_2248946202"/>5. Вставка раздела<text:bookmark-end text:name="__RefHeading___Toc4392_2248946202"/></text:h>
      <text:p text:style-name="P120"/>
      <text:p text:style-name="P121">Использование разделов <text:span text:style-name="T40">необходимо для создания спойлеров в формате HFM</text:span>. <text:span text:style-name="T277">Чтобы в т</text:span>екст документа <text:span text:style-name="T277">вставить раздел </text:span><text:span text:style-name="T278">выбираем в меню «Вставка» пункт «Раздел».</text:span></text:p>
      <text:p text:style-name="P121"><text:span text:style-name="T279">В диалоге «Вставить раздел»</text:span><text:span text:style-name="T278"> </text:span><text:span text:style-name="T279">на вкладке «</text:span><text:span text:style-name="T280">Раздел</text:span><text:span text:style-name="T279">» </text:span><text:span text:style-name="T281">в </text:span><text:span text:style-name="T282">поле</text:span><text:span text:style-name="T281"> «</text:span><text:span text:style-name="T282">Новый раздел</text:span><text:span text:style-name="T281">» </text:span><text:span text:style-name="T283">вводим название раздела.</text:span></text:p>
      <text:p xml:id="id294038283" text:style-name="Standard"/>
      <text:section text:style-name="Sect1" xml:id="id3034329870" text:name="Spoiler_1">
        <text:p xml:id="id26479588" text:style-name="P10">Вставка № 1</text:p>
        <text:p text:style-name="P126"><text:span text:style-name="T287">1. </text:span>Данный раздел <text:span text:style-name="T284">начинается с </text:span><text:span text:style-name="T305">а</text:span><text:span text:style-name="T290">бзаца</text:span><text:span text:style-name="T284"> «</text:span><text:span text:style-name="T188">Вставка № 1</text:span><text:span text:style-name="T284">» </text:span><text:span text:style-name="T286">(текст может быть любым)</text:span> <text:span text:style-name="T284">и </text:span>имеет название «Spoiler_1».</text:p>
        <text:p text:style-name="P126"><text:span text:style-name="T284">Если </text:span><text:span text:style-name="T50">имя раздела начинается с символов «Spoiler»</text:span><text:span text:style-name="T284">, то при экспорте в формат </text:span><text:span text:style-name="T27">HFM </text:span><text:span text:style-name="T89">в начале раздела будет вставлена строчка:</text:span></text:p>
        <text:p text:style-name="P128"><text:span text:style-name="T38">&amp;lt;</text:span>spoiler title="Вставка № 1"<text:span text:style-name="T38">&amp;gt;</text:span>,</text:p>
        <text:p text:style-name="P129">в конце раздела:</text:p>
        <text:p text:style-name="P131"><text:span text:style-name="T38">&amp;lt;</text:span>/spoiler<text:span text:style-name="T38">&amp;gt;</text:span></text:p>
        <text:p text:style-name="P124"/>
        <text:p text:style-name="P125"><text:span text:style-name="T287">2. </text:span><text:span text:style-name="T285">П</text:span><text:span text:style-name="T284">ри экспорте в формат </text:span><text:span text:style-name="T27">H</text:span><text:span text:style-name="T28">TML</text:span><text:span text:style-name="T27"> </text:span><text:span text:style-name="T89">в начале раздела будет вставлена строчка:</text:span></text:p>
        <text:p text:style-name="P128"><text:span text:style-name="T38">&amp;lt;</text:span>div class="section"<text:span text:style-name="T38">&amp;gt;&amp;lt;</text:span>!-- section begin --<text:span text:style-name="T38">&amp;gt;</text:span>,</text:p>
        <text:p text:style-name="P130">в конце раздела:</text:p>
        <text:p text:style-name="P131"><text:span text:style-name="T38">&amp;lt;</text:span>/div<text:span text:style-name="T38">&amp;gt;&amp;lt;</text:span>!-- section end --<text:span text:style-name="T38">&amp;gt;</text:span></text:p>
        <text:p text:style-name="P124"/>
        <text:p text:style-name="P122"><text:span text:style-name="T51">Раздел может включать произвольное содержимое</text:span><text:span text:style-name="T288">.</text:span></text:p>
        <text:p text:style-name="P6"><text:soft-page-break/><text:span text:style-name="T90">Разделы могут быть вложены друг в друга. Например, </text:span><text:span text:style-name="T81">Раздел_1_</text:span><text:span text:style-name="T220">1 </text:span><text:span text:style-name="T82">находится внутри </text:span><text:span text:style-name="T83">раздела Spoiler_1</text:span><text:span text:style-name="T90">.</text:span></text:p>
        <text:p text:style-name="P122"/>
        <text:section text:style-name="Sect1" xml:id="id414104050" text:name="Раздел_1_1">
          <text:p xml:id="id280053364" text:style-name="P11">Вставка № 1.<text:span text:style-name="T3">1</text:span></text:p>
          <text:p text:style-name="P127"><text:span text:style-name="T62">При экспорте в формат HFM вложенные разделы игнорируются</text:span><text:span text:style-name="T91">. П</text:span><text:span text:style-name="T89">ри экспорте в формат </text:span><text:span text:style-name="T27">H</text:span><text:span text:style-name="T29">T</text:span><text:span text:style-name="T27">M</text:span><text:span text:style-name="T29">L</text:span><text:span text:style-name="T27"> </text:span><text:span text:style-name="T91">вложенные разделы вкладываются друг в друга.</text:span></text:p>
          <text:p text:style-name="P123">Конец Вставки № 1.1.</text:p>
          <text:p text:style-name="P132"/>
        </text:section>
        <text:p text:style-name="P132"/>
        <text:p text:style-name="P123">Конец Вставки № 1.</text:p>
        <text:p text:style-name="P132"/>
      </text:section>
      <text:p text:style-name="Standard"/>
      <text:p text:style-name="P69"><text:span text:style-name="T49">Подсказка</text:span>.</text:p>
      <text:p text:style-name="P134">Для корректного отображения в формате HFM в конец раздела необходимо добавить пустую строку.</text:p>
      <text:p text:style-name="Standard"/>
      <text:h text:style-name="P140"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4"/>
      <text:p text:style-name="P24"><text:span text:style-name="T291">Формулу можно вставить </text:span><text:span text:style-name="T293">в документ</text:span><text:span text:style-name="T31"> ODT</text:span><text:span text:style-name="T32"> </text:span><text:span text:style-name="T291">в виде картинки</text:span></text:p>
      <text:p text:style-name="P7"><draw:frame draw:style-name="fr1" draw:name="Изображение4" text:anchor-type="paragraph" svg:x="-0.007cm" svg:y="0.452cm" svg:width="9.98cm" svg:height="2.32cm" draw:z-index="1"><draw:image xlink:href="https://raw.githubusercontent.com/bda-user/libre_office_macro/main/img/04.png" xlink:type="simple" xlink:show="embed" xlink:actuate="onLoad" draw:mime-type="image/png"/></draw:frame></text:p>
      <text:p text:style-name="P86">привязанной к абзацу:</text:p>
      <text:p text:style-name="P108"><text:span text:style-name="T69">Контекстное меню - </text:span><text:span text:style-name="T63">Обтекание</text:span> - <text:span text:style-name="T8">None</text:span></text:p>
      <text:p text:style-name="P79"><text:span text:style-name="T313">Контекстное меню - </text:span><text:span text:style-name="T195">Привязка</text:span> - <text:span text:style-name="T40">К абзацу</text:span></text:p>
      <text:p text:style-name="P25"><text:span text:style-name="T314">или</text:span><text:span text:style-name="T1"> </text:span><text:span text:style-name="T30">inline image</text:span><text:span text:style-name="T35">:</text:span></text:p>
      <text:p text:style-name="P25"><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
      <text:p text:style-name="P67"><text:span text:style-name="T49">Подсказка</text:span>.</text:p>
      <text:p text:style-name="P23"><text:span text:style-name="T292">1. </text:span><text:span text:style-name="T194">Чтобы получить картинку формулы, например, в формате</text:span><text:span text:style-name="T5"> PNG </text:span><text:span text:style-name="T194">необходимо </text:span><text:span text:style-name="T189">Объект </text:span><text:span text:style-name="T4">LibreOffice Math </text:span><text:span text:style-name="T194">(см. ниже) скопировать и вставить в </text:span><text:span text:style-name="T316">программу</text:span><text:span text:style-name="T194"> </text:span><text:span text:style-name="T4">LibreOffice </text:span><text:span text:style-name="T5">Draw.</text:span></text:p>
      <text:p text:style-name="P23"><text:span text:style-name="T292">2.</text:span><text:span text:style-name="T5"> </text:span><text:span text:style-name="T194">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23"><text:span text:style-name="T292">3.</text:span><text:span text:style-name="T194"> Затем полученное изображение необходимо выделить, правой кнопкой мыши вызвать контекстное меню, выбрать пункт «Сохранить».</text:span></text:p>
      <text:p text:style-name="P14"/>
      <text:h text:style-name="Heading_20_2" text:outline-level="2"><text:bookmark-start text:name="__RefHeading___Toc4396_2248946202"/>6.2. Вставка формулы в виде объекта LibreOffice Math<text:bookmark-end text:name="__RefHeading___Toc4396_2248946202"/></text:h>
      <text:p text:style-name="P5"/>
      <text:p xml:id="id3805597870" text:style-name="P15"><text:span text:style-name="T291">Формулу можно вставить </text:span><text:span text:style-name="T293">в документ</text:span><text:span text:style-name="T31"> ODT</text:span><text:span text:style-name="T32"> </text:span><text:span text:style-name="T291">в виде </text:span><text:span text:style-name="T296">о</text:span><text:span text:style-name="T189">бъект</text:span><text:span text:style-name="T296">а</text:span><text:span text:style-name="T189"> </text:span><text:span text:style-name="T4">LibreOffice Math, </text:span><text:span text:style-name="T306">привязанно</text:span><text:span text:style-name="T320">го</text:span><text:span text:style-name="T306"> </text:span><text:span text:style-name="T320">к символу</text:span><text:span text:style-name="T306">:</text:span></text:p>
      <text:p text:style-name="P26"><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4"><text:soft-page-break/><text:span text:style-name="T310">В настоящее время в макросах, транслирующих формулы их формата </text:span><text:span text:style-name="T309">LibreOffice Math </text:span><text:span text:style-name="T310">в формат LaTeX, реализовано ограниченное количество ключевых слов.</text:span></text:p>
      <text:p text:style-name="P9"/>
      <text:p text:style-name="P53"><draw:frame draw:style-name="fr3" draw:name="formula_1" text:anchor-type="char" svg:x="-0.039cm" svg:y="0.056cm" svg:width="7.301cm" svg:height="5.793cm" draw:z-index="3"><draw:object xlink:href="./Object 2" xlink:type="simple" xlink:show="embed" xlink:actuate="onLoad"/><draw:image xlink:href="./ObjectReplacements/Object 2" xlink:type="simple" xlink:show="embed" xlink:actuate="onLoad"/><svg:desc>формула</svg:desc></draw:frame></text:p>
      <text:p text:style-name="P137"><text:span text:style-name="T40">Рассмотрение макросов на языке BASIC</text:span>, которые осуществляют экспорт <text:span text:style-name="T321">формул</text:span>, <text:span text:style-name="T321">с целью добавления дополнительных ключевых слов</text:span> предполагается в отдельной статье.</text:p>
      <text:p text:style-name="P138"/>
      <text:h text:style-name="P141" text:outline-level="1"><text:bookmark-start text:name="__RefHeading___Toc7340_2248946202"/>7. Оглавление<text:bookmark-end text:name="__RefHeading___Toc7340_2248946202"/></text:h>
      <text:p text:style-name="P12"/>
      <text:p text:style-name="P116"><text:span text:style-name="T299">1. </text:span>Чтобы добавить оглавление необходимо предварительно <text:span text:style-name="T60">выделить в структуре документа ODT разделы (1)</text:span><text:span text:style-name="T77">. Можно </text:span><text:span text:style-name="T60">использовать для заголовков разделов стили абзаца (2)</text:span>: «Заголовок 1», «Заголовок 2» или «Заголовок 3».</text:p>
      <text:p text:style-name="P133"><text:span text:style-name="T299">2. </text:span><text:span text:style-name="T298">Чтобы </text:span><text:span text:style-name="T53">вставить Оглавление</text:span><text:span text:style-name="T298"> необходимо,</text:span> установив курсор в <text:span text:style-name="T295">нужном мест</text:span>е документа<text:span text:style-name="T1"> ODT, </text:span><text:span text:style-name="T56">выбираем </text:span><text:span text:style-name="T79">в </text:span><text:span text:style-name="T78">главном меню — Вставка — </text:span><text:span text:style-name="T79">Оглавление и указатели — Оглавление, указатель или библиография, </text:span><text:span text:style-name="T92">в открывшемся диалоге </text:span><text:span text:style-name="T79">нажимаем кнопку «ОК».</text:span></text:p>
      <text:p text:style-name="P75"><text:span text:style-name="T299">3. </text:span><text:span text:style-name="T244">Чтобы </text:span><text:span text:style-name="T52">удалить Оглавление</text:span><text:span text:style-name="T243"> необходимо установить на него курсор и в контекстном меню выбрать «Удалить указатель».</text:span></text:p>
      <text:p text:style-name="P76"><text:span text:style-name="T299">4. </text:span>Чтобы <text:span text:style-name="T244">корректно </text:span><text:span text:style-name="T52">обновить Оглавление</text:span><text:span text:style-name="T244">, если были удалены / добавлены / изменены разделы,</text:span><text:span text:style-name="T243"> необходимо установить на него курсор и в контекстном меню выбрать «</text:span><text:span text:style-name="T33">Update Index</text:span><text:span text:style-name="T243">».</text:span></text:p>
      <text:p text:style-name="P87"/>
      <text:p text:style-name="P68"><text:span text:style-name="T49">Подсказка</text:span><text:span text:style-name="T79">.</text:span></text:p>
      <text:p text:style-name="P75"><text:span text:style-name="T297">1</text:span><text:span text:style-name="T294">.</text:span><text:span text:style-name="T244"> </text:span><text:span text:style-name="T174">После многократной вставки / удаления Оглавления</text:span><text:span text:style-name="T175"> </text:span><text:span text:style-name="T176">при просмотре файла экспорта можно увидеть </text:span><text:span text:style-name="T173">многократное повторение заголовков</text:span><text:span text:style-name="T176">. </text:span><text:span text:style-name="T174">Поэтому </text:span><text:span text:style-name="T173">Оглавление лучше вставлять в конце</text:span><text:span text:style-name="T174">, когда структура уже определена.</text:span></text:p>
      <text:p text:style-name="P95"><text:span text:style-name="T221">2</text:span><text:span text:style-name="T219">. </text:span><text:span text:style-name="T216">Если же какой-либо заголовок в файле экспорта «задваивается», то ч</text:span><text:span text:style-name="T211">тобы исправить ситуацию можно </text:span><text:span text:style-name="T217">в файле </text:span><text:span text:style-name="T17">ODT </text:span><text:span text:style-name="T211">выделить </text:span><text:span text:style-name="T216">Заголовок,</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xml:id="id1434473716"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Quotations" style:family="paragraph" style:parent-style-name="Standard" style:class="html">
      <style:paragraph-properties fo:margin-left="0cm" fo:margin-right="1cm" fo:margin-top="0cm" fo:margin-bottom="0cm" style:contextual-spacing="false" fo:text-indent="0cm" style:auto-text-indent="false" fo:padding-left="0.499cm" fo:padding-right="0.049cm" fo:padding-top="0.049cm" fo:padding-bottom="0.049cm"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1T20:15:53.813000000</meta:creation-date>
    <meta:generator>LibreOffice/7.2.4.1$Windows_X86_64 LibreOffice_project/27d75539669ac387bb498e35313b970b7fe9c4f9</meta:generator>
    <dc:date>2023-10-29T19:58:34.848000000</dc:date>
    <meta:editing-duration>P2DT6H2M37S</meta:editing-duration>
    <meta:editing-cycles>1068</meta:editing-cycles>
    <meta:document-statistic meta:table-count="1" meta:image-count="3" meta:object-count="1" meta:page-count="8" meta:paragraph-count="180" meta:word-count="1938" meta:character-count="13773" meta:non-whitespace-character-count="11992"/>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Const STYLE_HEAD = "Heading"
Const CODE_LINE_NUM = True

Enum NodeType
    Section = 1
    Style = 2
    List = 3
    Table = 4
    Paragraph = 5
End Enum

Type Node ' node tree
    type_ As NodeType
    value As Variant ' NodeType: Paragraph = 3, Table = 4, Image = 5. LibreOffice Object
    name_ As String ' NodeType: Section = 1,	Style = 2
    children As Variant ' NodeType: Section = 1, Style = 2
    level As Integer ' NodeType: All
End Type

Enum SectionState
    End_ = 1
    New_ = 2
    Continue = 3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Comp As Object, Optional suffix = "_export.txt")
    Dim FileNo As Integer, Filename As String
    Filename = convertToURL(replace(convertFromURL(Comp.URL), ".odt", suffix))
	FileNo = Freefile
	Open Filename For Output As #FileNo
	Print #FileNo, text_
End Sub

Function MakeModel(ByRef Comp As Object) As Node
    Dim sectionNames As New Collection
    Dim docTree As Node
    With docTree
        .type_ = NodeType.Section
        .level = 0
        .children = New Collection
    End With
 
    ' Enumerate paragraphs, include tables
    Dim paraEnum : paraEnum = Comp.getText().createEnumeration()
    Dim curPara
    If paraEnum.hasMoreElements() Then
        curPara = paraEnum.nextElement()
        SectionParse paraEnum, curPara, docTree, sectionNames
    End If
    MakeModel = docTree
End Function

Sub MakeDocHtmlView(Optional Comp As Object)
    Dim doc As Object : doc = ThisComponent
    If Comp Then doc = Comp

    Dim dView As New DocView : dView = New DocView
    Dim vHtml As New ViewHtml : vHtml = New ViewHtml
    vHtml.docView = dView
    dView.docTree = MakeModel(doc)
    dView.viewAdapter = vHtml
    dView.props = New Collection
    With dView.props
        .Add(CODE_LINE_NUM, "CodeLineNum") ' Enumerate code lines 1, 2, 3 ... n
    End With
    ExportToFile dView.MakeView(), doc, "_export.html"
End Sub

Sub MakeDocHfmView(Optional Comp As Object)
    Dim doc As Object : doc = ThisComponent
    If Comp Then doc = Comp

    Dim dView As New DocView : dView = New DocView
    Dim vHfm As New ViewHfm : vHfm = New ViewHfm
    vHfm.docView = dView
    dView.docTree = MakeModel(doc)
    dView.viewAdapter = vHfm
    dView.props = New Collection
    With dView.props
        .Add(CODE_LINE_NUM, "CodeLineNum") ' Enumerate code lines 1, 2, 3 ... n
    End With
    ExportToFile dView.MakeView(), doc, "_export_hfm.txt"
End Sub

' "C:\Program Files\LibreOffice\program\soffice.exe" --invisible --nofirststartwizard --headless --norestore macro:///DocExport.DocModel.ExportDir("D:\cpp\habr\002-hfm",0)
Sub ExportDir(Folder As String, Optional Hfm As Boolean = True)  
    Dim Props(0) as New com.sun.star.beans.PropertyValue
    Props(0).NAME = "Hidden" 
    Props(0).Value = True 
    Dim Comp As Object
    Dim url, fname As String : fname = Dir$(Folder + "\" + "*.odt", 0)    
    Do
        url = ConvertToUrl(Folder + "\" + fname)
        Comp = StarDesktop.loadComponentFromURL(url, "_blank", 0, Props)
        If Hfm Then
            MakeDocHfmView Comp
        Else
            MakeDocHtmlView Comp
        End If
        fname = Dir$
        call Comp.close(True)
    Loop Until fname = ""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Const STYLE_QUOT = "Quotations"
Const STYLE_CODE = "code_"
Const STYLE_HEAD = "Heading"

Public docTree
Public viewAdapter
Public props

Function PrintNodeStyle(ByRef node)
    Dim s As String : s = ""
    If node.name_ = STYLE_QUOT Then
        s = viewAdapter.Quote(node)
    ElseIf Left(node.name_, 5) = STYLE_CODE Then
        s = viewAdapter.Code(node)
    ElseIf Left(node.name_, 7) = STYLE_HEAD Then
        Dim textPortion, enumPortion
        enumPortion = node.children(1).value.createEnumeration()
        Do While enumPortion.hasMoreElements()
            textPortion = enumPortion.nextElement()
            If textPortion.TextPortionType = "Text" Then
                s = s &amp; viewAdapter.Head(node)
            ElseIf textPortion.TextPortionType = "Bookmark" Then
                s = s &amp; viewAdapter.Anchor(textPortion)
            End If
        Loop
    Else
        s = viewAdapter.ParaStyle(node)
    End If
    PrintNodeStyle = s
End Function

Function PrintNodeParaLO(ByRef oPara, level As Long, Optional lineNum As Integer)
    Dim textGraphObj$ : textGraphObj$ = "com.sun.star.text.TextGraphicObject"
    Dim drawShape$ : drawShape$ = "com.sun.star.drawing.Shape"
    Dim textEmbObj$ : textEmbObj$ = "com.sun.star.text.TextEmbeddedObject"
    ' Graphics are anchored to a paragraph are enumerate as TextContent
    Dim contEnum : contEnum = _
        oPara.createContentEnumeration("com.sun.star.text.TextContent")
    Dim curContent, s As String : s = ""
    
    If Not IsMissing (lineNum) AND lineNum &gt; 0 Then s = s &amp; Format_Num(lineNum) &amp; " "
    
    Do While contEnum.hasMoreElements()
        curContent = contEnum.nextElement()           
        If curContent.supportsService(textGraphObj$) Then
            ' Image anchored to a paragraph
            s = s &amp; viewAdapter.Image(curContent)
        ElseIf curContent.supportsService(drawShape$) Then
            ' Drawing shape anchored to a paragraph
        End If
    Loop
    
    ' Graphics are anchored a character, or as a character into paragraph
    ' are enumerate as TextPortionType will process when parse paragraph
    Dim textPortion, enumPortion : enumPortion = oPara.createEnumeration()
    Do While enumPortion.hasMoreElements()
        textPortion = enumPortion.nextElement()
        If textPortion.TextPortionType = "Text" Then
            ' Simply text object is here
            If Not IsEmpty(textPortion.HyperLinkURL) And _
                textPortion.HyperLinkURL &lt;&gt; "" Then
			    s = s &amp; viewAdapter.Link(textPortion)
      	    ElseIf textPortion.CharWeight = com.sun.star.awt.FontWeight.BOLD Then
			    s = s &amp; viewAdapter.FontDecorate(textPortion, "Bold")
      	    ElseIf textPortion.CharPosture = com.sun.star.awt.FontSlant.ITALIC Then
			    s = s &amp; viewAdapter.FontDecorate(textPortion, "Italic")
      	    ElseIf textPortion.CharUnderline = com.sun.star.awt.FontUnderline.SINGLE Then
			    s = s &amp; viewAdapter.FontDecorate(textPortion, "Underline")
      	    ElseIf textPortion.CharStrikeout = com.sun.star.awt.FontStrikeout.SINGLE Then
			    s = s &amp; viewAdapter.FontDecorate(textPortion, "Strikeout")
            Else
			    s = s &amp; textPortion.String
			End If
        ElseIf textPortion.TextPortionType = "Frame" Then
            ' Check inline textGraphic &amp; drawing.Shape
            Dim framePortion, enumFrame
            enumFrame = textPortion.createContentEnumeration(textGraphObj$)
            Do While enumFrame.hasMoreElements()
                framePortion = enumFrame.nextElement()
                If framePortion.supportsService(textGraphObj$) Then
                    ' inline IMG is here
                    s = s &amp; viewAdapter.InlineImage(framePortion)
                ElseIf framePortion.supportsService(drawShape$) Then
                    ' inline Shape here
                ElseIf framePortion.supportsService(textEmbObj$) And _
                    framePortion.FrameStyleName = "Formula" Then
                    ' inline Formula here
                    s = s &amp; viewAdapter.Formula(framePortion.Component.Formula)
                End If
            Loop
        ElseIf textPortion.TextPortionType = "Bookmark" Then
            s = s &amp; viewAdapter.Anchor(textPortion)
        End If
    Loop
    If oPara.NumberingIsNumber Then
        PrintNodeParaLO = viewAdapter.FormatList(oPara, s, level)
    ElseIf Not IsMissing (lineNum) AND lineNum = 0 Then
        PrintNodeParaLO = viewAdapter.FormatPara(s, level, 0)       
    ElseIf Not IsMissing (lineNum) AND lineNum &gt; 0 Then
        PrintNodeParaLO = s &amp; CHR$(10)
    Else
        PrintNodeParaLO = viewAdapter.FormatPara(s, level, 1)
    End If
End Function

Function PrintNodePara(ByRef nodePara, Optional lineNum As Integer)
    If IsMissing (lineNum) Then
        PrintNodePara = PrintNodeParaLO(nodePara.value, nodePara.level)
        Exit Function
    End If
    PrintNodePara = PrintNodeParaLO(nodePara.value, nodePara.level, lineNum)
End Function

Function PrintNodeTable(ByRef nodeTable)
    Dim oTable, oCell, oText, oEnum, oPar, t, r, c
    Dim nRow As Long, nCol As Long, Rows As Long, Colls As Long
    oTable = nodeTable.value : t = ""
    Rows = oTable.getRows().getCount() - 1
    Colls = oTable.getColumns().getCount() - 1
    For nRow = 0 To Rows
        r = ""
        For nCol = 0 To Colls
            oCell = oTable.getCellByPosition(nCol, nRow)
            oText = oCell.getText()
            c = ""
            oEnum = oText.createEnumeration()
            Do While oEnum.hasMoreElements()
                oPar = oEnum.nextElement()
                If oPar.supportsService("com.sun.star.text.Paragraph") Then
                    c = c &amp; PrintNodeParaLO(oPar, nodeTable.level + 3, 0)
                End If
            Loop
            r = r &amp; viewAdapter.FormatCell(c, nodeTable.level + 2, nCol, nRow)
        Next
        t = t &amp; viewAdapter.FormatRow(r, nodeTable.level + 1, nRow, Colls)
    Next
    PrintNodeTable = viewAdapter.FormatTable(t, nodeTable.level)
End Function

Function PrintTree(ByRef node, Optional ByRef props As Collection)
    Dim child, lineNum : lineNum = 0
    Dim s : s = ""
    If Not IsMissing(props) And props("CodeLineNum") Then lineNum = 1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Public Function MakeView() As String
    MakeView = PrintTree(docTree)
End Function

</script:module>
</file>

<file path=Basic/DocExport/Utils.xml><?xml version="1.0" encoding="utf-8"?>
<!DOCTYPE module  PUBLIC '-//OpenOffice.org//DTD OfficeDocument 1.0//EN'  'module.dtd'>
<script:module xmlns:script="http://openoffice.org/2000/script" script:name="Utils" script:language="StarBasic">REM Author: Dmitry A. Borisov, ddaabb@mail.ru (CC BY 4.0)
Option Explicit

Function Format_Num(ByVal lineNum As Integer, Optional Size As Integer) As String
    Dim sz As Integer : sz = "4"
    If Not IsMissing(Size) Then sz = Size
    Dim s As String : s = "" + lineNum
    s = s + String(sz - Len(s), " ")
    Format_Num = s
End Function

Function Escape_Characters(ByRef s As String) As String
    Dim sz As Integer, c As String,  i As Integer, r As String : r = ""
    sz = Len(s) 
    i = 1
    While i &lt;= sz
        c = Mid(s, i, 1)
        Select Case c
            Case "&lt;"
                r = r + "&amp;lt;"
            Case "&gt;"
                r = r + "&amp;gt;"
            Case Else
                r = r + c
        End Select
        i = i + 1
    Wend
    Escape_Characters = r
End Function

Sub Main
    Dim s As String : s = "'" + Format_Num(43, 12) + "'"
    s = "&lt;?xml version=""1.0"" encoding=""UTF-8""?&gt;"
    s = Escape_Characters(s)
End Sub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Const SEC_HEADING = "Оглавление"
Const STYLE_HEADING = "Contents"
Const SHIFT_CNT = 4

Public docView
Public fontStyles As New Collection

Private Sub Class_Initialize()
    fontStyles.Add(Array("**", "**"), "Bold")
    fontStyles.Add(Array("*", "*"), "Italic")
    fontStyles.Add(Array("&lt;u&gt;", "&lt;/u&gt;"), "Underline")
    fontStyles.Add(Array("~~", "~~"), "Strikeout")
End Sub

Function Head(ByRef node)
    Dim i : i = Split(node.name_, " ")(1)
    Head = CHR$(10) &amp; String(i, "#") &amp; " " &amp; _
        node.children(1).value.String &amp; CHR$(10)
End Function

Function Quote(ByRef node)
    Quote = "&gt; " &amp; docView.PrintTree(node) &amp; CHR$(10)
End Function

Function Code(ByRef node)
    If docView.props("CodeLineNum") Then
        Dim props As New Collection
        props.Add(True, "CodeLineNum")
        Code = docView.PrintTree(node, props)
    Else
        Code = docView.PrintTree(node)
    End If
    Code = "```" &amp; Split(node.name_, "_")(1) &amp; CHR$(10) &amp; _
        Code &amp; "```" &amp; CHR$(10)
End Function

Function ParaStyle(ByRef node)
    ParaStyle = docView.PrintTree(node)
End Function

Function List(ByRef node)
    List = docView.PrintTree(node)
End Function

Function Image(ByRef lo)
    Image = "![" &amp; lo.Title &amp; "](" &amp; lo.Graphic.OriginURL &amp; _
        " """ &amp; lo.Description &amp; """)" &amp; CHR$(10)
End Function

Function InlineImage(ByRef lo)
    InlineImage = "&lt;img inline=""true"" src=""" &amp; _
        lo.Graphic.OriginURL &amp; """ /&gt;"
End Function

Function Link(ByRef node)
    Dim t As String : t = node.String
    If Left(node.ParaStyleName, 8) = STYLE_HEADING Then
        t = Left(t, Len(t) - 2)
    End If
    Link = "[" &amp; t &amp; "](" &amp; node.HyperLinkURL &amp; ")"
End Function

Function Anchor(ByRef lo)
    Anchor = IIf(lo.IsStart, "&lt;anchor&gt;" &amp; lo.Bookmark.Name &amp; "&lt;/anchor&gt;", "")
End Function

Function FontDecorate(ByRef node, style As String)
    Dim s : s = fontStyles(style)
    FontDecorate = s(0) &amp; node.String &amp; s(1)
End Function

Function FormatCell(ByRef txt, level As Long, index As Long, idxRow As Long)
    FormatCell = IIf(index = 0, txt, "|" &amp; txt)
End Function

Function FormatRow(ByRef txt, level As Long, index As Long, Colls As Long)
    Dim i AS Long, r As String : r = ""
    r = "|" &amp; txt &amp; "|" &amp; CHR$(10)
    If index = 0 Then
        r = r &amp; "|"
        For i = 0 To Colls
            r = r &amp; " --- |"
        Next
        r = r &amp; CHR$(10)
    End If
    FormatRow = r
End Function

Function FormatTable(ByRef txt, level As Long)
    FormatTable = txt
End Function

Function FormatList(ByRef list, ByRef txt, level As Long)
    Dim shift As String : shift = String(list.NumberingLevel * SHIFT_CNT, " ")
    Dim lbl As String : lbl = list.ListLabelString
    FormatList = shift &amp; IIf(lbl = "", "-", lbl) &amp; " " &amp; txt &amp; CHR$(10)
End Function

Function FormatPara(ByRef txt, level As Long, extra As Long)
    FormatPara = txt &amp; IIf(extra = 0, "", CHR$(10))
End Function

Function Formula(ByRef txt As String)
    Dim m As New mMath
    m.Set_Formula(txt)
    m.vAdapter = New vLatex
    m.vAdapter.mMath = m
    Formula = "$$" &amp; CHR$(10) &amp; m.Get_Formula() &amp; CHR$(10) &amp;  "$$" &amp; CHR$(10)
End Function

Function GetSectionTitle(ByRef nodeSec)
    GetSectionTitle = ""
    If nodeSec.children.Count &gt; 0 And _
        nodeSec.children(1).type_ =  NodeType.Style Then
        Dim nodeStyle : nodeStyle = nodeSec.children(1)
        If nodeStyle.children.Count &gt; 0 And _
            nodeStyle.children(1).type_ =  NodeType.Paragraph Then
            GetSectionTitle = nodeStyle.children(1).value.getString()
            nodeStyle.children.Remove(1)
        End If
    End If
End Function

Function Section(ByRef nodeSec)
    If nodeSec.level &lt;&gt; 1 Then
        Section = docView.PrintTree(nodeSec)
        Exit Function
    End If
    
    Dim secTitle : secTitle = GetSectionTitle(nodeSec)
    If secTitle = SEC_HEADING Then
        Section = "# " &amp; secTitle &amp; CHR$(10) &amp; docView.PrintTree(nodeSec)
        Exit Function
    End If

    Section = "&lt;spoiler title=""" &amp; _
        secTitle &amp; """&gt;" &amp; CHR$(10) &amp; CHR$(10) &amp; _
        docView.PrintTree(nodeSec) &amp; "&lt;/spoiler&gt;" &amp; CHR$(10)
End Function

</script:module>
</file>

<file path=Basic/DocExport/ViewHtml.xml><?xml version="1.0" encoding="utf-8"?>
<!DOCTYPE module  PUBLIC '-//OpenOffice.org//DTD OfficeDocument 1.0//EN'  'module.dtd'>
<script:module xmlns:script="http://openoffice.org/2000/script" script:name="ViewHtml" script:language="StarBasic">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Escape_Characters(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Dim m As New mMath
    m.Set_Formula(txt)
    m.vAdapter = New vLatex
    m.vAdapter.mMath = m
    Formula = "$$" &amp; CHR$(10) &amp; m.Get_Formula() &amp; CHR$(10) &amp;  "$$" &amp; CHR$(10)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с.
        .Add(2, "Key")
        .Add(3, "Word")
        .Add(4, "Text") ' "a ... b"
    End With
    With keys
        .Add(0, "left") ' 0 - Group name, GROUP_ON
        .Add(0, "lbrace")
        .Add(0, "langle")
'        .Add(0, "right")
        .Add(1, "rbrace") ' 1 - Group rname, GROUP_OFF
        .Add(1, "rangle")
        .Add(1, "none")
        .Add(2, "overbrace") ' 4 - Key Add sym "\" before Keyword
        .Add(2, "underbrace")
        .Add(2, "newline")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DocModel"/>
  <library:element library:name="DocView"/>
  <library:element library:name="mMath"/>
  <library:element library:name="ViewHfm"/>
  <library:element library:name="ViewHtml"/>
  <library:element library:name="vLatex"/>
  <library:element library:name="Utils"/>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Add("&amp; ", "#")
        .Add("\\ ", "##")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node.name_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s = node.name_ &amp; " "
            On Local Error Goto ErrRename
                s = rename(node.name_) &amp; " "
            ErrRename: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